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-BoldMT" svg:font-family="TimesNewRomanPS-BoldMT"/>
    <style:font-face style:name="ＭＳ ゴシック" svg:font-family="'ＭＳ ゴシック', 'MS Gothic'" style:font-family-generic="modern"/>
    <style:font-face style:name="TimesNewRoman,Italic" svg:font-family="'TimesNewRoman,Italic'" style:font-family-generic="roman"/>
    <style:font-face style:name="ＭＳ 明朝" svg:font-family="'ＭＳ 明朝', 'MS Mincho'" style:font-family-generic="roma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adornments="Bold" style:font-family-generic="modern" style:font-pitch="fixed"/>
    <style:font-face style:name="Courier" svg:font-family="Courier" style:font-family-generic="swiss" style:font-pitch="fixed"/>
    <style:font-face style:name="SimSun" svg:font-family="SimSun" style:font-pitch="variable"/>
    <style:font-face style:name="SimSun1" svg:font-family="SimSun, 宋体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style:letter-kerning="true" style:font-size-asian="12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letter-kerning="true" style:font-size-asian="12pt" style:language-asian="zh" style:country-asian="CN" style:font-weight-asian="bold"/>
    </style:style>
    <style:style style:name="P3" style:family="paragraph" style:parent-style-name="Standard">
      <style:text-properties style:font-name-asian="SimSun1" style:language-asian="zh" style:country-asian="CN"/>
    </style:style>
    <style:style style:name="P4" style:family="paragraph" style:parent-style-name="Standard">
      <style:text-properties style:font-name-asian="SimSun1" style:language-asian="zh" style:country-asian="CN" style:font-size-complex="10.5pt"/>
    </style:style>
    <style:style style:name="P5" style:family="paragraph" style:parent-style-name="Standard">
      <style:paragraph-properties fo:text-align="start" style:justify-single-word="false"/>
      <style:text-properties style:font-name-asian="SimSun1" style:language-asian="zh" style:country-asian="CN" style:font-size-complex="10.5pt"/>
    </style:style>
    <style:style style:name="P6" style:family="paragraph" style:parent-style-name="Standard">
      <style:text-properties officeooo:paragraph-rsid="002cd49c" style:font-name-asian="SimSun1" style:language-asian="zh" style:country-asian="CN"/>
    </style:style>
    <style:style style:name="P7" style:family="paragraph" style:parent-style-name="Standard">
      <style:text-properties officeooo:paragraph-rsid="0038e008" style:font-name-asian="SimSun1" style:language-asian="zh" style:country-asian="CN"/>
    </style:style>
    <style:style style:name="P8" style:family="paragraph" style:parent-style-name="Standard">
      <style:text-properties officeooo:paragraph-rsid="003a466f" style:font-name-asian="SimSun1" style:language-asian="zh" style:country-asian="CN"/>
    </style:style>
    <style:style style:name="P9" style:family="paragraph" style:parent-style-name="Standard">
      <style:text-properties officeooo:rsid="0038e008" officeooo:paragraph-rsid="0038e008" style:font-name-asian="SimSun1" style:language-asian="zh" style:country-asian="CN"/>
    </style:style>
    <style:style style:name="P10" style:family="paragraph" style:parent-style-name="Standard">
      <style:text-properties officeooo:rsid="003a466f" officeooo:paragraph-rsid="003a466f" style:font-name-asian="SimSun1" style:language-asian="zh" style:country-asian="CN"/>
    </style:style>
    <style:style style:name="P11" style:family="paragraph" style:parent-style-name="Standard">
      <style:text-properties officeooo:rsid="003bde51" officeooo:paragraph-rsid="003a466f" style:font-name-asian="SimSun1" style:language-asian="zh" style:country-asian="CN"/>
    </style:style>
    <style:style style:name="P12" style:family="paragraph" style:parent-style-name="Standard">
      <style:text-properties officeooo:rsid="003bde51" officeooo:paragraph-rsid="003bde51" style:font-name-asian="SimSun1" style:language-asian="zh" style:country-asian="CN"/>
    </style:style>
    <style:style style:name="P13" style:family="paragraph" style:parent-style-name="Standard">
      <style:text-properties officeooo:rsid="0044141a" officeooo:paragraph-rsid="0044141a" style:font-name-asian="SimSun1" style:language-asian="zh" style:country-asian="CN"/>
    </style:style>
    <style:style style:name="P14" style:family="paragraph" style:parent-style-name="Standard">
      <style:text-properties officeooo:rsid="003d8ee8" officeooo:paragraph-rsid="003a466f" style:font-name-asian="SimSun1" style:language-asian="zh" style:country-asian="CN"/>
    </style:style>
    <style:style style:name="P15" style:family="paragraph" style:parent-style-name="Standard">
      <style:text-properties officeooo:rsid="003d8ee8" officeooo:paragraph-rsid="0038e008" style:font-name-asian="SimSun1" style:language-asian="zh" style:country-asian="CN"/>
    </style:style>
    <style:style style:name="P16" style:family="paragraph" style:parent-style-name="Standard">
      <style:text-properties officeooo:rsid="003d8ee8" officeooo:paragraph-rsid="00459dae" style:font-name-asian="SimSun1" style:language-asian="zh" style:country-asian="CN"/>
    </style:style>
    <style:style style:name="P17" style:family="paragraph" style:parent-style-name="Standard">
      <style:text-properties officeooo:rsid="00542d84" officeooo:paragraph-rsid="00542d84" style:font-name-asian="SimSun1" style:language-asian="zh" style:country-asian="CN"/>
    </style:style>
    <style:style style:name="P18" style:family="paragraph" style:parent-style-name="Standard">
      <style:text-properties officeooo:rsid="005c85df" officeooo:paragraph-rsid="005c85df" style:font-name-asian="SimSun1" style:language-asian="zh" style:country-asian="CN"/>
    </style:style>
    <style:style style:name="P19" style:family="paragraph" style:parent-style-name="Standard">
      <style:text-properties officeooo:rsid="00620970" officeooo:paragraph-rsid="00620970" style:font-name-asian="SimSun1" style:language-asian="zh" style:country-asian="CN"/>
    </style:style>
    <style:style style:name="P20" style:family="paragraph" style:parent-style-name="Standard">
      <style:text-properties officeooo:rsid="00638724" officeooo:paragraph-rsid="00638724" style:font-name-asian="SimSun1" style:language-asian="zh" style:country-asian="CN"/>
    </style:style>
    <style:style style:name="P21" style:family="paragraph" style:parent-style-name="Standard">
      <style:text-properties officeooo:rsid="0064ddc7" officeooo:paragraph-rsid="0064ddc7" style:font-name-asian="SimSun1" style:language-asian="zh" style:country-asian="CN"/>
    </style:style>
    <style:style style:name="P22" style:family="paragraph" style:parent-style-name="Standard">
      <style:text-properties officeooo:rsid="00675822" officeooo:paragraph-rsid="00675822" style:font-name-asian="SimSun1" style:language-asian="zh" style:country-asian="CN"/>
    </style:style>
    <style:style style:name="P23" style:family="paragraph" style:parent-style-name="Standard">
      <style:text-properties officeooo:rsid="0067fcf0" officeooo:paragraph-rsid="0067fcf0" style:font-name-asian="SimSun1" style:language-asian="zh" style:country-asian="CN"/>
    </style:style>
    <style:style style:name="P24" style:family="paragraph" style:parent-style-name="Standard">
      <style:text-properties officeooo:rsid="0068102c" officeooo:paragraph-rsid="0068102c" style:font-name-asian="SimSun1" style:language-asian="zh" style:country-asian="CN"/>
    </style:style>
    <style:style style:name="P25" style:family="paragraph" style:parent-style-name="Standard">
      <style:text-properties officeooo:rsid="006f59c0" officeooo:paragraph-rsid="006f59c0" style:font-name-asian="SimSun1" style:language-asian="zh" style:country-asian="CN"/>
    </style:style>
    <style:style style:name="P26" style:family="paragraph" style:parent-style-name="Standard">
      <style:text-properties officeooo:rsid="00722a23" officeooo:paragraph-rsid="00722a23" style:font-name-asian="SimSun1" style:language-asian="zh" style:country-asian="CN"/>
    </style:style>
    <style:style style:name="P27" style:family="paragraph" style:parent-style-name="Standard">
      <style:text-properties officeooo:rsid="00707b1e" officeooo:paragraph-rsid="00707b1e" style:font-name-asian="SimSun1" style:language-asian="zh" style:country-asian="CN"/>
    </style:style>
    <style:style style:name="P28" style:family="paragraph" style:parent-style-name="Standard">
      <style:text-properties officeooo:rsid="00734ba0" officeooo:paragraph-rsid="00734ba0" style:font-name-asian="SimSun1" style:language-asian="zh" style:country-asian="CN"/>
    </style:style>
    <style:style style:name="P29" style:family="paragraph" style:parent-style-name="Standard">
      <style:text-properties officeooo:rsid="007361c4" officeooo:paragraph-rsid="007361c4" style:font-name-asian="SimSun1" style:language-asian="zh" style:country-asian="CN"/>
    </style:style>
    <style:style style:name="P30" style:family="paragraph" style:parent-style-name="Standard">
      <style:text-properties officeooo:rsid="00744124" officeooo:paragraph-rsid="00744124" style:font-name-asian="SimSun1" style:language-asian="zh" style:country-asian="CN"/>
    </style:style>
    <style:style style:name="P31" style:family="paragraph" style:parent-style-name="Standard">
      <style:text-properties officeooo:rsid="0075f0c6" officeooo:paragraph-rsid="0075f0c6" style:font-name-asian="SimSun1" style:language-asian="zh" style:country-asian="CN"/>
    </style:style>
    <style:style style:name="P32" style:family="paragraph" style:parent-style-name="Standard">
      <style:text-properties officeooo:rsid="007798f4" officeooo:paragraph-rsid="007798f4" style:font-name-asian="SimSun1" style:language-asian="zh" style:country-asian="CN"/>
    </style:style>
    <style:style style:name="P33" style:family="paragraph" style:parent-style-name="Standard">
      <style:text-properties officeooo:rsid="00795760" officeooo:paragraph-rsid="00795760" style:font-name-asian="SimSun1" style:language-asian="zh" style:country-asian="CN"/>
    </style:style>
    <style:style style:name="P34" style:family="paragraph" style:parent-style-name="Standard">
      <style:text-properties officeooo:rsid="007cb158" officeooo:paragraph-rsid="007cb158" style:font-name-asian="SimSun1" style:language-asian="zh" style:country-asian="CN"/>
    </style:style>
    <style:style style:name="P35" style:family="paragraph" style:parent-style-name="Standard">
      <style:text-properties officeooo:rsid="007a6985" officeooo:paragraph-rsid="007a6985" style:font-name-asian="SimSun1" style:language-asian="zh" style:country-asian="CN"/>
    </style:style>
    <style:style style:name="P36" style:family="paragraph" style:parent-style-name="Standard">
      <style:text-properties officeooo:rsid="007c6939" officeooo:paragraph-rsid="007c6939" style:font-name-asian="SimSun1" style:language-asian="zh" style:country-asian="CN"/>
    </style:style>
    <style:style style:name="P37" style:family="paragraph" style:parent-style-name="Standard">
      <style:text-properties officeooo:rsid="007d2c8b" officeooo:paragraph-rsid="007d2c8b" style:font-name-asian="SimSun1" style:language-asian="zh" style:country-asian="CN"/>
    </style:style>
    <style:style style:name="P38" style:family="paragraph" style:parent-style-name="Standard">
      <style:text-properties officeooo:rsid="007ee0bf" officeooo:paragraph-rsid="007ee0bf" style:font-name-asian="SimSun1" style:language-asian="zh" style:country-asian="CN"/>
    </style:style>
    <style:style style:name="P39" style:family="paragraph" style:parent-style-name="Standard">
      <style:text-properties officeooo:paragraph-rsid="0038e008" style:font-name-asian="SimSun1"/>
    </style:style>
    <style:style style:name="P40" style:family="paragraph" style:parent-style-name="Standard">
      <style:text-properties style:letter-kerning="true" style:font-name-asian="SimSun1" style:language-asian="zh" style:country-asian="CN"/>
    </style:style>
    <style:style style:name="P41" style:family="paragraph" style:parent-style-name="Standard">
      <style:text-properties officeooo:rsid="001b36d7" officeooo:paragraph-rsid="001c6612" style:letter-kerning="true" style:font-name-asian="SimSun1" style:language-asian="zh" style:country-asian="CN"/>
    </style:style>
    <style:style style:name="P42" style:family="paragraph" style:parent-style-name="Standard">
      <style:text-properties officeooo:rsid="001b36d7" officeooo:paragraph-rsid="001b36d7" style:letter-kerning="true" style:font-name-asian="SimSun1" style:language-asian="zh" style:country-asian="CN"/>
    </style:style>
    <style:style style:name="P43" style:family="paragraph" style:parent-style-name="Standard">
      <style:paragraph-properties fo:text-align="center" style:justify-single-word="false"/>
      <style:text-properties style:font-name="Arial1" fo:font-size="20pt" fo:font-weight="bold" officeooo:rsid="00184f26" officeooo:paragraph-rsid="00184f26" style:letter-kerning="true" style:font-name-asian="Arial1" style:font-size-asian="20pt" style:language-asian="zh" style:country-asian="CN" style:font-weight-asian="bold" style:font-name-complex="Arial1" style:font-size-complex="20pt"/>
    </style:style>
    <style:style style:name="P44" style:family="paragraph" style:parent-style-name="Standard">
      <style:paragraph-properties fo:text-align="center" style:justify-single-word="false"/>
      <style:text-properties style:font-name="ＭＳ 明朝" fo:font-size="12pt" fo:font-weight="bold" style:letter-kerning="true" style:font-size-asian="12pt" style:font-weight-asian="bold" style:font-name-complex="ＭＳ 明朝"/>
    </style:style>
    <style:style style:name="P45" style:family="paragraph" style:parent-style-name="Standard">
      <style:text-properties style:font-name="Arial" style:letter-kerning="true" style:font-name-asian="SimSun1" style:language-asian="zh" style:country-asian="CN"/>
    </style:style>
    <style:style style:name="P46" style:family="paragraph" style:parent-style-name="Standard">
      <style:text-properties style:font-name="Arial" fo:font-weight="normal" officeooo:rsid="001b36d7" officeooo:paragraph-rsid="001c6612" style:letter-kerning="true" style:font-name-asian="SimSun1" style:language-asian="zh" style:country-asian="CN" style:font-weight-asian="normal" style:font-weight-complex="normal"/>
    </style:style>
    <style:style style:name="P47" style:family="paragraph" style:parent-style-name="Standard">
      <style:text-properties style:font-name="Arial" style:font-name-asian="SimSun1" style:language-asian="zh" style:country-asian="CN"/>
    </style:style>
    <style:style style:name="P48" style:family="paragraph" style:parent-style-name="Standard">
      <style:text-properties style:font-name="Arial" style:font-name-asian="Arial" style:language-asian="zh" style:country-asian="CN"/>
    </style:style>
    <style:style style:name="P49" style:family="paragraph" style:parent-style-name="Standard">
      <style:text-properties style:font-name="Arial" officeooo:rsid="004c6de1" officeooo:paragraph-rsid="004c6de1" style:font-name-asian="Arial" style:language-asian="zh" style:country-asian="CN"/>
    </style:style>
    <style:style style:name="P50" style:family="paragraph" style:parent-style-name="Standard">
      <style:text-properties style:font-name="DejaVu Sans Mono" officeooo:rsid="004488d8" officeooo:paragraph-rsid="004488d8" style:font-name-asian="DejaVu Sans Mono" style:language-asian="zh" style:country-asian="CN"/>
    </style:style>
    <style:style style:name="P51" style:family="paragraph" style:parent-style-name="Standard">
      <style:text-properties style:font-name="DejaVu Sans Mono" officeooo:rsid="0044bb5c" officeooo:paragraph-rsid="0044bb5c" style:font-name-asian="DejaVu Sans Mono" style:language-asian="zh" style:country-asian="CN"/>
    </style:style>
    <style:style style:name="P52" style:family="paragraph" style:parent-style-name="Standard">
      <style:text-properties style:font-name="DejaVu Sans Mono" officeooo:rsid="00465fe4" officeooo:paragraph-rsid="00465fe4" style:font-name-asian="DejaVu Sans Mono" style:language-asian="zh" style:country-asian="CN"/>
    </style:style>
    <style:style style:name="P53" style:family="paragraph" style:parent-style-name="Standard">
      <style:text-properties style:font-name="DejaVu Sans Mono" officeooo:rsid="0046e8f7" officeooo:paragraph-rsid="0046e8f7" style:font-name-asian="DejaVu Sans Mono" style:language-asian="zh" style:country-asian="CN"/>
    </style:style>
    <style:style style:name="P54" style:family="paragraph" style:parent-style-name="Standard">
      <style:text-properties style:font-name="DejaVu Sans Mono" officeooo:rsid="00481469" officeooo:paragraph-rsid="00481469" style:font-name-asian="DejaVu Sans Mono" style:language-asian="zh" style:country-asian="CN"/>
    </style:style>
    <style:style style:name="P55" style:family="paragraph" style:parent-style-name="Standard">
      <style:text-properties style:font-name="DejaVu Sans Mono" officeooo:rsid="004b8259" officeooo:paragraph-rsid="004b8259" style:font-name-asian="DejaVu Sans Mono" style:language-asian="zh" style:country-asian="CN"/>
    </style:style>
    <style:style style:name="P56" style:family="paragraph" style:parent-style-name="Standard">
      <style:text-properties style:font-name="DejaVu Sans Mono" officeooo:rsid="004c6de1" officeooo:paragraph-rsid="004c6de1" style:font-name-asian="DejaVu Sans Mono" style:language-asian="zh" style:country-asian="CN"/>
    </style:style>
    <style:style style:name="P57" style:family="paragraph" style:parent-style-name="Standard">
      <style:text-properties style:font-name="DejaVu Sans Mono" officeooo:rsid="004d5b2f" officeooo:paragraph-rsid="004d5b2f" style:font-name-asian="DejaVu Sans Mono" style:language-asian="zh" style:country-asian="CN"/>
    </style:style>
    <style:style style:name="P58" style:family="paragraph" style:parent-style-name="Standard">
      <style:text-properties style:font-name="DejaVu Sans Mono" officeooo:rsid="004f3ba0" officeooo:paragraph-rsid="004f3ba0" style:font-name-asian="DejaVu Sans Mono" style:language-asian="zh" style:country-asian="CN"/>
    </style:style>
    <style:style style:name="P59" style:family="paragraph" style:parent-style-name="Standard">
      <style:text-properties style:font-name="DejaVu Sans Mono" officeooo:rsid="00509731" officeooo:paragraph-rsid="00509731" style:font-name-asian="DejaVu Sans Mono" style:language-asian="zh" style:country-asian="CN"/>
    </style:style>
    <style:style style:name="P60" style:family="paragraph" style:parent-style-name="Standard">
      <style:text-properties style:font-name="DejaVu Sans Mono" officeooo:rsid="0050d109" officeooo:paragraph-rsid="0050d109" style:font-name-asian="DejaVu Sans Mono" style:language-asian="zh" style:country-asian="CN"/>
    </style:style>
    <style:style style:name="P61" style:family="paragraph" style:parent-style-name="Standard">
      <style:text-properties style:font-name="DejaVu Sans Mono" officeooo:rsid="0051b7d0" officeooo:paragraph-rsid="0051b7d0" style:font-name-asian="DejaVu Sans Mono" style:language-asian="zh" style:country-asian="CN"/>
    </style:style>
    <style:style style:name="P62" style:family="paragraph" style:parent-style-name="Standard">
      <style:text-properties style:font-name="DejaVu Sans Mono" officeooo:rsid="0052d0e8" officeooo:paragraph-rsid="0052d0e8" style:font-name-asian="DejaVu Sans Mono" style:language-asian="zh" style:country-asian="CN"/>
    </style:style>
    <style:style style:name="P63" style:family="paragraph" style:parent-style-name="Standard">
      <style:text-properties style:font-name="DejaVu Sans Mono" officeooo:rsid="00542d84" officeooo:paragraph-rsid="00542d84" style:font-name-asian="DejaVu Sans Mono" style:language-asian="zh" style:country-asian="CN"/>
    </style:style>
    <style:style style:name="P64" style:family="paragraph" style:parent-style-name="Standard">
      <style:text-properties style:font-name="DejaVu Sans Mono" officeooo:rsid="0055e8fa" officeooo:paragraph-rsid="0055e8fa" style:font-name-asian="DejaVu Sans Mono" style:language-asian="zh" style:country-asian="CN"/>
    </style:style>
    <style:style style:name="P65" style:family="paragraph" style:parent-style-name="Standard">
      <style:text-properties style:font-name="DejaVu Sans Mono" officeooo:rsid="0056a6c2" officeooo:paragraph-rsid="0056a6c2" style:font-name-asian="DejaVu Sans Mono" style:language-asian="zh" style:country-asian="CN"/>
    </style:style>
    <style:style style:name="P66" style:family="paragraph" style:parent-style-name="Standard">
      <style:text-properties style:font-name="DejaVu Sans Mono" officeooo:rsid="0057a886" officeooo:paragraph-rsid="0057a886" style:font-name-asian="DejaVu Sans Mono" style:language-asian="zh" style:country-asian="CN"/>
    </style:style>
    <style:style style:name="P67" style:family="paragraph" style:parent-style-name="Standard">
      <style:text-properties style:font-name="DejaVu Sans Mono" officeooo:rsid="00592178" officeooo:paragraph-rsid="00592178" style:font-name-asian="DejaVu Sans Mono" style:language-asian="zh" style:country-asian="CN"/>
    </style:style>
    <style:style style:name="P68" style:family="paragraph" style:parent-style-name="Standard">
      <style:text-properties style:font-name="DejaVu Sans Mono" officeooo:rsid="005c85df" officeooo:paragraph-rsid="005c85df" style:font-name-asian="DejaVu Sans Mono" style:language-asian="zh" style:country-asian="CN"/>
    </style:style>
    <style:style style:name="P69" style:family="paragraph" style:parent-style-name="Standard">
      <style:text-properties style:font-name="DejaVu Sans Mono" officeooo:rsid="005e241d" officeooo:paragraph-rsid="005e241d" style:font-name-asian="DejaVu Sans Mono" style:language-asian="zh" style:country-asian="CN"/>
    </style:style>
    <style:style style:name="P70" style:family="paragraph" style:parent-style-name="Standard">
      <style:text-properties style:font-name="DejaVu Sans Mono" officeooo:rsid="005e4061" officeooo:paragraph-rsid="005e4061" style:font-name-asian="DejaVu Sans Mono" style:language-asian="zh" style:country-asian="CN"/>
    </style:style>
    <style:style style:name="P71" style:family="paragraph" style:parent-style-name="Standard">
      <style:text-properties style:font-name="DejaVu Sans Mono" officeooo:rsid="005e6c9c" officeooo:paragraph-rsid="005e6c9c" style:font-name-asian="DejaVu Sans Mono" style:language-asian="zh" style:country-asian="CN"/>
    </style:style>
    <style:style style:name="P72" style:family="paragraph" style:parent-style-name="Standard">
      <style:text-properties style:font-name="DejaVu Sans Mono" officeooo:rsid="005e7f35" officeooo:paragraph-rsid="005e7f35" style:font-name-asian="DejaVu Sans Mono" style:language-asian="zh" style:country-asian="CN"/>
    </style:style>
    <style:style style:name="P73" style:family="paragraph" style:parent-style-name="Standard">
      <style:text-properties style:font-name="DejaVu Sans Mono" officeooo:rsid="005e9ede" officeooo:paragraph-rsid="005e9ede" style:font-name-asian="DejaVu Sans Mono" style:language-asian="zh" style:country-asian="CN"/>
    </style:style>
    <style:style style:name="P74" style:family="paragraph" style:parent-style-name="Standard">
      <style:text-properties style:font-name="DejaVu Sans Mono" officeooo:rsid="00607e10" officeooo:paragraph-rsid="00607e10" style:font-name-asian="DejaVu Sans Mono" style:language-asian="zh" style:country-asian="CN"/>
    </style:style>
    <style:style style:name="P75" style:family="paragraph" style:parent-style-name="Standard">
      <style:text-properties style:font-name="DejaVu Sans Mono" officeooo:rsid="00620970" officeooo:paragraph-rsid="00620970" style:font-name-asian="DejaVu Sans Mono" style:language-asian="zh" style:country-asian="CN"/>
    </style:style>
    <style:style style:name="P76" style:family="paragraph" style:parent-style-name="Standard">
      <style:text-properties style:font-name="DejaVu Sans Mono" officeooo:rsid="00638724" officeooo:paragraph-rsid="00638724" style:font-name-asian="DejaVu Sans Mono" style:language-asian="zh" style:country-asian="CN"/>
    </style:style>
    <style:style style:name="P77" style:family="paragraph" style:parent-style-name="Standard">
      <style:text-properties style:font-name="DejaVu Sans Mono" officeooo:rsid="0064ddc7" officeooo:paragraph-rsid="0064ddc7" style:font-name-asian="DejaVu Sans Mono" style:language-asian="zh" style:country-asian="CN"/>
    </style:style>
    <style:style style:name="P78" style:family="paragraph" style:parent-style-name="Standard">
      <style:text-properties style:font-name="DejaVu Sans Mono" officeooo:rsid="00658027" officeooo:paragraph-rsid="00658027" style:font-name-asian="DejaVu Sans Mono" style:language-asian="zh" style:country-asian="CN"/>
    </style:style>
    <style:style style:name="P79" style:family="paragraph" style:parent-style-name="Standard">
      <style:text-properties style:font-name="DejaVu Sans Mono" officeooo:rsid="00675822" officeooo:paragraph-rsid="00675822" style:font-name-asian="DejaVu Sans Mono" style:language-asian="zh" style:country-asian="CN"/>
    </style:style>
    <style:style style:name="P80" style:family="paragraph" style:parent-style-name="Standard">
      <style:text-properties style:font-name="DejaVu Sans Mono" officeooo:rsid="0067fcf0" officeooo:paragraph-rsid="0067fcf0" style:font-name-asian="DejaVu Sans Mono" style:language-asian="zh" style:country-asian="CN"/>
    </style:style>
    <style:style style:name="P81" style:family="paragraph" style:parent-style-name="Standard">
      <style:text-properties style:font-name="DejaVu Sans Mono" officeooo:paragraph-rsid="0038e008" style:font-name-asian="DejaVu Sans Mono" style:language-asian="zh" style:country-asian="CN"/>
    </style:style>
    <style:style style:name="P82" style:family="paragraph" style:parent-style-name="Standard">
      <style:text-properties style:font-name="DejaVu Sans Mono" officeooo:rsid="0068102c" officeooo:paragraph-rsid="0068102c" style:font-name-asian="DejaVu Sans Mono" style:language-asian="zh" style:country-asian="CN"/>
    </style:style>
    <style:style style:name="P83" style:family="paragraph" style:parent-style-name="Standard">
      <style:text-properties style:font-name="DejaVu Sans Mono" officeooo:rsid="0069b221" officeooo:paragraph-rsid="0069b221" style:font-name-asian="DejaVu Sans Mono" style:language-asian="zh" style:country-asian="CN"/>
    </style:style>
    <style:style style:name="P84" style:family="paragraph" style:parent-style-name="Standard">
      <style:text-properties style:font-name="DejaVu Sans Mono" officeooo:rsid="006d05f1" officeooo:paragraph-rsid="006d05f1" style:font-name-asian="DejaVu Sans Mono" style:language-asian="zh" style:country-asian="CN"/>
    </style:style>
    <style:style style:name="P85" style:family="paragraph" style:parent-style-name="Standard">
      <style:text-properties style:font-name="DejaVu Sans Mono" officeooo:rsid="006f59c0" officeooo:paragraph-rsid="006f59c0" style:font-name-asian="DejaVu Sans Mono" style:language-asian="zh" style:country-asian="CN"/>
    </style:style>
    <style:style style:name="P86" style:family="paragraph" style:parent-style-name="Standard">
      <style:text-properties style:font-name="DejaVu Sans Mono" officeooo:rsid="00722a23" officeooo:paragraph-rsid="00722a23" style:font-name-asian="DejaVu Sans Mono" style:language-asian="zh" style:country-asian="CN"/>
    </style:style>
    <style:style style:name="P87" style:family="paragraph" style:parent-style-name="Standard">
      <style:text-properties style:font-name="DejaVu Sans Mono" officeooo:rsid="00707b1e" officeooo:paragraph-rsid="00707b1e" style:font-name-asian="DejaVu Sans Mono" style:language-asian="zh" style:country-asian="CN"/>
    </style:style>
    <style:style style:name="P88" style:family="paragraph" style:parent-style-name="Standard">
      <style:text-properties style:font-name="DejaVu Sans Mono" officeooo:rsid="0075f0c6" officeooo:paragraph-rsid="0075f0c6" style:font-name-asian="DejaVu Sans Mono" style:language-asian="zh" style:country-asian="CN"/>
    </style:style>
    <style:style style:name="P89" style:family="paragraph" style:parent-style-name="Standard">
      <style:text-properties style:font-name="DejaVu Sans Mono" officeooo:rsid="007798f4" officeooo:paragraph-rsid="007798f4" style:font-name-asian="DejaVu Sans Mono" style:language-asian="zh" style:country-asian="CN"/>
    </style:style>
    <style:style style:name="P90" style:family="paragraph" style:parent-style-name="Standard">
      <style:text-properties style:font-name="DejaVu Sans Mono" officeooo:rsid="007cb158" officeooo:paragraph-rsid="007cb158" style:font-name-asian="DejaVu Sans Mono" style:language-asian="zh" style:country-asian="CN"/>
    </style:style>
    <style:style style:name="P91" style:family="paragraph" style:parent-style-name="Standard">
      <style:text-properties style:font-name="DejaVu Sans Mono" officeooo:rsid="007d2c8b" officeooo:paragraph-rsid="007d2c8b" style:font-name-asian="DejaVu Sans Mono" style:language-asian="zh" style:country-asian="CN"/>
    </style:style>
    <style:style style:name="P92" style:family="paragraph" style:parent-style-name="Standard">
      <style:text-properties style:font-name="DejaVu Sans Mono" officeooo:rsid="007a6985" officeooo:paragraph-rsid="007a6985" style:font-name-asian="DejaVu Sans Mono" style:language-asian="zh" style:country-asian="CN"/>
    </style:style>
    <style:style style:name="P93" style:family="paragraph" style:parent-style-name="Standard">
      <style:text-properties style:font-name="DejaVu Sans Mono" officeooo:rsid="007c6939" officeooo:paragraph-rsid="007c6939" style:font-name-asian="DejaVu Sans Mono" style:language-asian="zh" style:country-asian="CN"/>
    </style:style>
    <style:style style:name="P94" style:family="paragraph" style:parent-style-name="Standard">
      <style:text-properties style:font-name="DejaVu Sans Mono" officeooo:rsid="007ee0bf" officeooo:paragraph-rsid="007ee0bf" style:font-name-asian="DejaVu Sans Mono" style:language-asian="zh" style:country-asian="CN"/>
    </style:style>
    <style:style style:name="P95" style:family="paragraph" style:parent-style-name="Standard">
      <style:text-properties style:font-name="DejaVu Sans Mono" fo:font-size="10.5pt" fo:language="ja" fo:country="JP" fo:font-weight="normal" officeooo:rsid="00400ddf" officeooo:paragraph-rsid="00400ddf" style:letter-kerning="true" style:font-name-asian="DejaVu Sans Mono" style:font-size-asian="10.5pt" style:language-asian="zh" style:country-asian="CN" style:font-weight-asian="normal" style:font-name-complex="Courier" style:font-size-complex="10.5pt" style:font-weight-complex="normal"/>
    </style:style>
    <style:style style:name="P96" style:family="paragraph" style:parent-style-name="Standard">
      <style:text-properties style:font-name="DejaVu Sans Mono" officeooo:rsid="0041aaa6" officeooo:paragraph-rsid="0041aaa6" style:letter-kerning="true" style:font-name-asian="DejaVu Sans Mono" style:language-asian="zh" style:country-asian="CN"/>
    </style:style>
    <style:style style:name="P97" style:family="paragraph" style:parent-style-name="Standard">
      <style:text-properties style:font-name="DejaVu Sans Mono" officeooo:rsid="001eee22" officeooo:paragraph-rsid="001eee22" style:font-name-asian="SimSun1" style:language-asian="zh" style:country-asian="CN"/>
    </style:style>
    <style:style style:name="P98" style:family="paragraph" style:parent-style-name="Standard">
      <style:text-properties style:font-name="DejaVu Sans Mono" officeooo:rsid="0025a354" officeooo:paragraph-rsid="0025a354" style:font-name-asian="SimSun1" style:language-asian="zh" style:country-asian="CN"/>
    </style:style>
    <style:style style:name="P99" style:family="paragraph" style:parent-style-name="Standard">
      <style:text-properties style:use-window-font-color="true" style:font-name="Arial" fo:font-size="10.5pt" fo:language="en" fo:country="US" officeooo:rsid="004c8471" officeooo:paragraph-rsid="004c8471" style:letter-kerning="true" style:font-name-asian="SimSun" style:font-size-asian="10.5pt" style:language-asian="zh" style:country-asian="CN" style:font-size-complex="12pt" style:language-complex="ar" style:country-complex="SA"/>
    </style:style>
    <style:style style:name="P100" style:family="paragraph" style:parent-style-name="Standard">
      <style:text-properties style:use-window-font-color="true" style:font-name="DejaVu Sans Mono" fo:font-size="10.5pt" fo:language="en" fo:country="US" officeooo:rsid="004c8471" officeooo:paragraph-rsid="004c8471" style:letter-kerning="true" style:font-name-asian="DejaVu Sans Mono" style:font-size-asian="10.5pt" style:language-asian="zh" style:country-asian="CN" style:font-size-complex="12pt" style:language-complex="ar" style:country-complex="SA"/>
    </style:style>
    <style:style style:name="P101" style:family="paragraph" style:parent-style-name="Standard">
      <style:text-properties style:font-name="DejaVu Sans Mono1" officeooo:rsid="00744124" officeooo:paragraph-rsid="00744124" style:font-name-asian="DejaVu Sans Mono1" style:language-asian="zh" style:country-asian="CN"/>
    </style:style>
    <style:style style:name="P10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3" style:family="paragraph" style:parent-style-name="Standard">
      <style:paragraph-properties fo:text-align="justify" style:justify-single-word="false" fo:orphans="0" fo:widows="0" style:writing-mode="lr-tb"/>
      <style:text-properties style:use-window-font-color="true" fo:font-size="10.5pt" fo:language="en" fo:country="US" officeooo:rsid="00207e93" style:letter-kerning="true" style:font-name-asian="SimSun" style:font-size-asian="10.5pt" style:language-asian="zh" style:country-asian="CN" style:font-size-complex="12pt" style:language-complex="ar" style:country-complex="SA"/>
    </style:style>
    <style:style style:name="P104" style:family="paragraph" style:parent-style-name="Standard">
      <style:paragraph-properties fo:text-align="justify" style:justify-single-word="false" fo:orphans="0" fo:widows="0" style:writing-mode="lr-tb"/>
      <style:text-properties style:use-window-font-color="true" style:font-name="Arial" fo:font-size="10.5pt" fo:language="en" fo:country="US" officeooo:rsid="00207e93" style:letter-kerning="true" style:font-name-asian="SimSun" style:font-size-asian="10.5pt" style:language-asian="zh" style:country-asian="CN" style:font-size-complex="12pt" style:language-complex="ar" style:country-complex="SA"/>
    </style:style>
    <style:style style:name="P105" style:family="paragraph" style:parent-style-name="Standard">
      <style:paragraph-properties fo:text-align="justify" style:justify-single-word="false" fo:orphans="0" fo:widows="0" style:writing-mode="lr-tb"/>
      <style:text-properties style:use-window-font-color="true" style:font-name="Arial" fo:font-size="10.5pt" fo:language="en" fo:country="US" officeooo:rsid="00220711" officeooo:paragraph-rsid="00220711" style:letter-kerning="true" style:font-name-asian="SimSun" style:font-size-asian="10.5pt" style:language-asian="zh" style:country-asian="CN" style:font-size-complex="12pt" style:language-complex="ar" style:country-complex="SA"/>
    </style:style>
    <style:style style:name="P106" style:family="paragraph" style:parent-style-name="Standard">
      <style:paragraph-properties fo:text-align="justify" style:justify-single-word="false" fo:orphans="0" fo:widows="0" style:writing-mode="lr-tb"/>
      <style:text-properties style:language-asian="zh" style:country-asian="CN"/>
    </style:style>
    <style:style style:name="P10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style:font-name="Arial" fo:font-size="10.5pt" fo:language="en" fo:country="US" officeooo:rsid="0027e2fd" officeooo:paragraph-rsid="00296eac" style:letter-kerning="true" style:font-name-asian="Arial" style:font-size-asian="10.5pt" style:language-asian="zh" style:country-asian="CN" style:font-size-complex="12pt" style:language-complex="ar" style:country-complex="SA"/>
    </style:style>
    <style:style style:name="P10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style:font-name="SimSun" fo:font-size="10.5pt" fo:language="en" fo:country="US" officeooo:rsid="0027e2fd" officeooo:paragraph-rsid="00296eac" style:letter-kerning="true" style:font-name-asian="SimSun" style:font-size-asian="10.5pt" style:language-asian="zh" style:country-asian="CN" style:font-size-complex="12pt" style:language-complex="ar" style:country-complex="SA"/>
    </style:style>
    <style:style style:name="P10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7f2e65" officeooo:paragraph-rsid="0038e008" style:letter-kerning="true" style:font-name-asian="SimSun1" style:font-size-asian="10.5pt" style:language-asian="zh" style:country-asian="CN" style:font-size-complex="12pt" style:language-complex="ar" style:country-complex="SA"/>
    </style:style>
    <style:style style:name="P110" style:family="paragraph" style:parent-style-name="Standard">
      <style:text-properties officeooo:rsid="007f2e65" officeooo:paragraph-rsid="007f2e65" style:font-name-asian="SimSun1" style:language-asian="zh" style:country-asian="CN"/>
    </style:style>
    <style:style style:name="P111" style:family="paragraph" style:parent-style-name="Standard">
      <style:text-properties officeooo:rsid="00806038" officeooo:paragraph-rsid="00806038" style:font-name-asian="SimSun1" style:language-asian="zh" style:country-asian="CN"/>
    </style:style>
    <style:style style:name="P112" style:family="paragraph" style:parent-style-name="Standard">
      <style:text-properties officeooo:rsid="0081d874" officeooo:paragraph-rsid="0081d874" style:font-name-asian="SimSun1" style:language-asian="zh" style:country-asian="CN"/>
    </style:style>
    <style:style style:name="P113" style:family="paragraph" style:parent-style-name="Standard">
      <style:text-properties officeooo:rsid="00822ef0" officeooo:paragraph-rsid="00822ef0" style:font-name-asian="SimSun1" style:language-asian="zh" style:country-asian="CN"/>
    </style:style>
    <style:style style:name="P114" style:family="paragraph" style:parent-style-name="Standard">
      <style:text-properties officeooo:paragraph-rsid="0082ad2a" style:font-name-asian="SimSun1" style:language-asian="zh" style:country-asian="CN"/>
    </style:style>
    <style:style style:name="P115" style:family="paragraph" style:parent-style-name="Standard">
      <style:text-properties officeooo:paragraph-rsid="0084852c" style:font-name-asian="SimSun1" style:language-asian="zh" style:country-asian="CN"/>
    </style:style>
    <style:style style:name="P116" style:family="paragraph" style:parent-style-name="Standard">
      <style:text-properties style:font-name="DejaVu Sans Mono" officeooo:rsid="007f2e65" officeooo:paragraph-rsid="007f2e65" style:font-name-asian="DejaVu Sans Mono" style:language-asian="zh" style:country-asian="CN"/>
    </style:style>
    <style:style style:name="P117" style:family="paragraph" style:parent-style-name="Standard">
      <style:text-properties style:font-name="DejaVu Sans Mono" officeooo:rsid="00806038" officeooo:paragraph-rsid="00806038" style:font-name-asian="DejaVu Sans Mono" style:language-asian="zh" style:country-asian="CN"/>
    </style:style>
    <style:style style:name="P118" style:family="paragraph" style:parent-style-name="Standard">
      <style:text-properties style:font-name="DejaVu Sans Mono" officeooo:rsid="0081d874" officeooo:paragraph-rsid="0081d874" style:font-name-asian="DejaVu Sans Mono" style:language-asian="zh" style:country-asian="CN"/>
    </style:style>
    <style:style style:name="P119" style:family="paragraph" style:parent-style-name="Standard">
      <style:text-properties style:font-name="DejaVu Sans Mono" officeooo:rsid="00822ef0" officeooo:paragraph-rsid="00822ef0" style:font-name-asian="DejaVu Sans Mono" style:language-asian="zh" style:country-asian="CN"/>
    </style:style>
    <style:style style:name="P120" style:family="paragraph" style:parent-style-name="Heading_20_1">
      <style:text-properties style:letter-kerning="true"/>
    </style:style>
    <style:style style:name="P121" style:family="paragraph" style:parent-style-name="Heading_20_1">
      <style:paragraph-properties fo:text-align="justify" style:justify-single-word="false" fo:orphans="0" fo:widows="0" style:writing-mode="lr-tb"/>
      <style:text-properties style:use-window-font-color="true" fo:language="en" fo:country="US" style:letter-kerning="true" style:language-asian="ja" style:country-asian="JP" style:font-size-complex="12pt" style:language-complex="ar" style:country-complex="SA"/>
    </style:style>
    <style:style style:name="P122" style:family="paragraph" style:parent-style-name="Heading_20_1">
      <style:paragraph-properties fo:text-align="justify" style:justify-single-word="false" fo:orphans="0" fo:widows="0" style:writing-mode="lr-tb"/>
      <style:text-properties style:use-window-font-color="true" fo:language="en" fo:country="US" officeooo:rsid="0019b57a" style:letter-kerning="true" style:font-name-asian="SimSun" style:language-asian="zh" style:country-asian="CN" style:font-size-complex="12pt" style:language-complex="ar" style:country-complex="SA"/>
    </style:style>
    <style:style style:name="P123" style:family="paragraph" style:parent-style-name="Heading_20_2">
      <style:text-properties officeooo:rsid="0064ddc7"/>
    </style:style>
    <style:style style:name="P124" style:family="paragraph" style:parent-style-name="Heading_20_2">
      <style:paragraph-properties fo:text-align="justify" style:justify-single-word="false" fo:orphans="0" fo:widows="0" style:writing-mode="lr-tb"/>
      <style:text-properties style:use-window-font-color="true" fo:font-size="10.5pt" fo:language="en" fo:country="US" officeooo:rsid="00184f26" style:letter-kerning="true" style:font-size-asian="10.5pt" style:language-asian="ja" style:country-asian="JP" style:font-size-complex="12pt" style:language-complex="ar" style:country-complex="SA"/>
    </style:style>
    <style:style style:name="P125" style:family="paragraph" style:parent-style-name="Heading_20_2">
      <style:paragraph-properties fo:text-align="justify" style:justify-single-word="false" fo:orphans="0" fo:widows="0" style:writing-mode="lr-tb"/>
      <style:text-properties style:use-window-font-color="true" fo:font-size="10.5pt" fo:language="en" fo:country="US" officeooo:rsid="0064ddc7" style:letter-kerning="true" style:font-size-asian="10.5pt" style:language-asian="ja" style:country-asian="JP" style:font-size-complex="12pt" style:language-complex="ar" style:country-complex="SA"/>
    </style:style>
    <style:style style:name="P126" style:family="paragraph" style:parent-style-name="Heading_20_2">
      <style:paragraph-properties fo:text-align="justify" style:justify-single-word="false" fo:orphans="0" fo:widows="0" style:writing-mode="lr-tb"/>
      <style:text-properties style:use-window-font-color="true" fo:font-size="10.5pt" fo:language="en" fo:country="US" officeooo:rsid="0068102c" style:letter-kerning="true" style:font-size-asian="10.5pt" style:language-asian="ja" style:country-asian="JP" style:font-size-complex="12pt" style:language-complex="ar" style:country-complex="SA"/>
    </style:style>
    <style:style style:name="P127" style:family="paragraph" style:parent-style-name="Heading_20_2">
      <style:paragraph-properties fo:text-align="justify" style:justify-single-word="false" fo:orphans="0" fo:widows="0" style:writing-mode="lr-tb"/>
      <style:text-properties style:use-window-font-color="true" fo:font-size="10.5pt" fo:language="en" fo:country="US" officeooo:rsid="006f59c0" style:letter-kerning="true" style:font-size-asian="10.5pt" style:language-asian="ja" style:country-asian="JP" style:font-size-complex="12pt" style:language-complex="ar" style:country-complex="SA"/>
    </style:style>
    <style:style style:name="P128" style:family="paragraph" style:parent-style-name="Heading_20_2">
      <style:paragraph-properties fo:text-align="justify" style:justify-single-word="false" fo:orphans="0" fo:widows="0" style:writing-mode="lr-tb"/>
      <style:text-properties style:use-window-font-color="true" fo:font-size="10.5pt" fo:language="en" fo:country="US" officeooo:rsid="00734ba0" style:letter-kerning="true" style:font-size-asian="10.5pt" style:language-asian="ja" style:country-asian="JP" style:font-size-complex="12pt" style:language-complex="ar" style:country-complex="SA"/>
    </style:style>
    <style:style style:name="P129" style:family="paragraph" style:parent-style-name="Heading_20_2">
      <style:paragraph-properties fo:text-align="justify" style:justify-single-word="false" fo:orphans="0" fo:widows="0" style:writing-mode="lr-tb"/>
      <style:text-properties style:use-window-font-color="true" fo:font-size="10.5pt" fo:language="en" fo:country="US" officeooo:rsid="00207e93" style:letter-kerning="true" style:font-name-asian="SimSun" style:font-size-asian="10.5pt" style:language-asian="zh" style:country-asian="CN" style:font-size-complex="12pt" style:language-complex="ar" style:country-complex="SA"/>
    </style:style>
    <style:style style:name="P130" style:family="paragraph" style:parent-style-name="Heading_20_2">
      <style:paragraph-properties fo:text-align="justify" style:justify-single-word="false" fo:orphans="0" fo:widows="0" style:writing-mode="lr-tb"/>
      <style:text-properties style:use-window-font-color="true" fo:font-size="10.5pt" fo:language="en" fo:country="US" officeooo:rsid="002675b1" style:letter-kerning="true" style:font-name-asian="SimSun" style:font-size-asian="10.5pt" style:language-asian="zh" style:country-asian="CN" style:font-size-complex="12pt" style:language-complex="ar" style:country-complex="SA"/>
    </style:style>
    <style:style style:name="P131" style:family="paragraph" style:parent-style-name="Heading_20_2">
      <style:paragraph-properties fo:text-align="justify" style:justify-single-word="false" fo:orphans="0" fo:widows="0" style:writing-mode="lr-tb"/>
      <style:text-properties style:use-window-font-color="true" fo:font-size="10.5pt" fo:language="en" fo:country="US" officeooo:rsid="002cd49c" style:letter-kerning="true" style:font-name-asian="SimSun" style:font-size-asian="10.5pt" style:language-asian="zh" style:country-asian="CN" style:font-size-complex="12pt" style:language-complex="ar" style:country-complex="SA"/>
    </style:style>
    <style:style style:name="P132" style:family="paragraph" style:parent-style-name="Heading_20_2">
      <style:paragraph-properties fo:text-align="justify" style:justify-single-word="false" fo:orphans="0" fo:widows="0" style:writing-mode="lr-tb"/>
      <style:text-properties style:use-window-font-color="true" fo:font-size="10.5pt" fo:language="en" fo:country="US" officeooo:rsid="00373c72" style:letter-kerning="true" style:font-name-asian="SimSun" style:font-size-asian="10.5pt" style:language-asian="zh" style:country-asian="CN" style:font-size-complex="12pt" style:language-complex="ar" style:country-complex="SA"/>
    </style:style>
    <style:style style:name="P133" style:family="paragraph" style:parent-style-name="Heading_20_2">
      <style:paragraph-properties fo:text-align="justify" style:justify-single-word="false" fo:orphans="0" fo:widows="0" style:writing-mode="lr-tb"/>
      <style:text-properties style:use-window-font-color="true" fo:font-size="10.5pt" fo:language="en" fo:country="US" officeooo:rsid="0053d026" style:letter-kerning="true" style:font-name-asian="SimSun" style:font-size-asian="10.5pt" style:language-asian="zh" style:country-asian="CN" style:font-size-complex="12pt" style:language-complex="ar" style:country-complex="SA"/>
    </style:style>
    <style:style style:name="P134" style:family="paragraph" style:parent-style-name="Heading_20_2">
      <style:paragraph-properties fo:text-align="justify" style:justify-single-word="false" fo:orphans="0" fo:widows="0" style:writing-mode="lr-tb"/>
      <style:text-properties style:use-window-font-color="true" fo:font-size="10.5pt" fo:language="en" fo:country="US" officeooo:rsid="005c85df" style:letter-kerning="true" style:font-name-asian="SimSun" style:font-size-asian="10.5pt" style:language-asian="zh" style:country-asian="CN" style:font-size-complex="12pt" style:language-complex="ar" style:country-complex="SA"/>
    </style:style>
    <style:style style:name="P135" style:family="paragraph" style:parent-style-name="Heading_20_2">
      <style:paragraph-properties fo:text-align="justify" style:justify-single-word="false" fo:orphans="0" fo:widows="0" style:writing-mode="lr-tb"/>
      <style:text-properties style:use-window-font-color="true" fo:font-size="10.5pt" fo:language="en" fo:country="US" officeooo:rsid="0053d026" style:letter-kerning="true" style:font-name-asian="SimSun" style:font-size-asian="10.5pt" style:language-asian="ja" style:country-asian="JP" style:font-size-complex="12pt" style:language-complex="ar" style:country-complex="SA"/>
    </style:style>
    <style:style style:name="P136" style:family="paragraph" style:parent-style-name="Heading_20_2">
      <style:paragraph-properties fo:text-align="justify" style:justify-single-word="false" fo:orphans="0" fo:widows="0" style:writing-mode="lr-tb"/>
      <style:text-properties style:use-window-font-color="true" style:font-name="Arial2" fo:font-size="10.5pt" fo:language="en" fo:country="US" fo:font-weight="normal" officeooo:rsid="007361c4" style:letter-kerning="true" style:font-name-asian="TimesNewRomanPS-BoldMT" style:font-size-asian="10.5pt" style:language-asian="ja" style:country-asian="JP" style:font-weight-asian="normal" style:font-name-complex="TimesNewRomanPS-BoldMT" style:font-size-complex="10.5pt" style:language-complex="ar" style:country-complex="SA" style:font-weight-complex="normal"/>
    </style:style>
    <style:style style:name="P137" style:family="paragraph" style:parent-style-name="Heading_20_2">
      <style:paragraph-properties fo:text-align="justify" style:justify-single-word="false" fo:orphans="0" fo:widows="0" style:writing-mode="lr-tb"/>
      <style:text-properties style:use-window-font-color="true" style:font-name="Arial2" fo:font-size="10.5pt" fo:language="en" fo:country="US" fo:font-weight="normal" officeooo:rsid="007f2e65" style:letter-kerning="true" style:font-name-asian="TimesNewRomanPS-BoldMT" style:font-size-asian="10.5pt" style:language-asian="ja" style:country-asian="JP" style:font-weight-asian="normal" style:font-name-complex="TimesNewRomanPS-BoldMT" style:font-size-complex="10.5pt" style:language-complex="ar" style:country-complex="SA" style:font-weight-complex="normal"/>
    </style:style>
    <style:style style:name="P138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1b36d7" style:letter-kerning="true" style:font-size-asian="10.5pt" style:language-asian="zh" style:country-asian="CN" style:font-size-complex="12pt" style:language-complex="ar" style:country-complex="SA"/>
    </style:style>
    <style:style style:name="P139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184f26" style:letter-kerning="true" style:font-size-asian="10.5pt" style:language-asian="zh" style:country-asian="CN" style:font-size-complex="12pt" style:language-complex="ar" style:country-complex="SA"/>
    </style:style>
    <style:style style:name="P140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2b8faf" style:letter-kerning="true" style:font-size-asian="10.5pt" style:language-asian="zh" style:country-asian="CN" style:font-size-complex="12pt" style:language-complex="ar" style:country-complex="SA"/>
    </style:style>
    <style:style style:name="P141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2ea8b3" officeooo:paragraph-rsid="00481469" style:letter-kerning="true" style:font-size-asian="10.5pt" style:language-asian="zh" style:country-asian="CN" style:font-size-complex="12pt" style:language-complex="ar" style:country-complex="SA"/>
    </style:style>
    <style:style style:name="P142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2ea8b3" officeooo:paragraph-rsid="004b8259" style:letter-kerning="true" style:font-size-asian="10.5pt" style:language-asian="zh" style:country-asian="CN" style:font-size-complex="12pt" style:language-complex="ar" style:country-complex="SA"/>
    </style:style>
    <style:style style:name="P143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2ea8b3" officeooo:paragraph-rsid="004c6de1" style:letter-kerning="true" style:font-size-asian="10.5pt" style:language-asian="zh" style:country-asian="CN" style:font-size-complex="12pt" style:language-complex="ar" style:country-complex="SA"/>
    </style:style>
    <style:style style:name="P144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2ea8b3" officeooo:paragraph-rsid="004d5b2f" style:letter-kerning="true" style:font-size-asian="10.5pt" style:language-asian="zh" style:country-asian="CN" style:font-size-complex="12pt" style:language-complex="ar" style:country-complex="SA"/>
    </style:style>
    <style:style style:name="P145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2ea8b3" officeooo:paragraph-rsid="004f3ba0" style:letter-kerning="true" style:font-size-asian="10.5pt" style:language-asian="zh" style:country-asian="CN" style:font-size-complex="12pt" style:language-complex="ar" style:country-complex="SA"/>
    </style:style>
    <style:style style:name="P146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2ea8b3" officeooo:paragraph-rsid="00509731" style:letter-kerning="true" style:font-size-asian="10.5pt" style:language-asian="zh" style:country-asian="CN" style:font-size-complex="12pt" style:language-complex="ar" style:country-complex="SA"/>
    </style:style>
    <style:style style:name="P147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38e008" officeooo:paragraph-rsid="0050d109" style:letter-kerning="true" style:font-size-asian="10.5pt" style:language-asian="zh" style:country-asian="CN" style:font-size-complex="12pt" style:language-complex="ar" style:country-complex="SA"/>
    </style:style>
    <style:style style:name="P148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38e008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49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542d84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50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5c85df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51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620970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52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638724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53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64ddc7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54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675822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55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67fcf0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56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68102c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57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6f59c0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58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707b1e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59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722a23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60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744124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61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75f0c6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62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795760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63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7cb158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64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7c6939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65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7d2c8b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66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7ee0bf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67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7f2e65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68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806038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P169" style:family="paragraph" style:parent-style-name="Heading_20_3">
      <style:paragraph-properties fo:margin-left="0cm" fo:margin-right="0cm" fo:text-align="justify" style:justify-single-word="false" fo:orphans="0" fo:widows="0" fo:text-indent="0cm" style:auto-text-indent="false" style:writing-mode="lr-tb"/>
      <style:text-properties style:use-window-font-color="true" fo:font-size="10.5pt" fo:language="en" fo:country="US" officeooo:rsid="0081d874" officeooo:paragraph-rsid="0051b7d0" style:letter-kerning="true" style:font-size-asian="10.5pt" style:language-asian="zh" style:country-asian="CN" style:font-size-complex="12pt" style:language-complex="ar" style:country-complex="SA"/>
    </style:style>
    <style:style style:name="T1" style:family="text">
      <style:text-properties style:language-asian="zh" style:country-asian="CN"/>
    </style:style>
    <style:style style:name="T2" style:family="text">
      <style:text-properties officeooo:rsid="0019b57a" style:language-asian="zh" style:country-asian="CN"/>
    </style:style>
    <style:style style:name="T3" style:family="text">
      <style:text-properties officeooo:rsid="007361c4" style:language-asian="zh" style:country-asian="CN"/>
    </style:style>
    <style:style style:name="T4" style:family="text">
      <style:text-properties officeooo:rsid="00748d90" style:language-asian="zh" style:country-asian="CN"/>
    </style:style>
    <style:style style:name="T5" style:family="text">
      <style:text-properties style:use-window-font-color="true" fo:font-size="10.5pt" fo:language="en" fo:country="US" officeooo:rsid="002cd49c" style:letter-kerning="true" style:font-name-asian="SimSun" style:font-size-asian="10.5pt" style:font-size-complex="12pt" style:language-complex="ar" style:country-complex="SA"/>
    </style:style>
    <style:style style:name="T6" style:family="text">
      <style:text-properties style:use-window-font-color="true" fo:font-size="10.5pt" fo:language="en" fo:country="US" officeooo:rsid="004c6de1" style:letter-kerning="true" style:font-size-asian="10.5pt" style:font-size-complex="12pt" style:language-complex="ar" style:country-complex="SA"/>
    </style:style>
    <style:style style:name="T7" style:family="text">
      <style:text-properties style:use-window-font-color="true" fo:font-size="10.5pt" fo:language="en" fo:country="US" officeooo:rsid="004c8471" style:letter-kerning="true" style:font-size-asian="10.5pt" style:font-size-complex="12pt" style:language-complex="ar" style:country-complex="SA"/>
    </style:style>
    <style:style style:name="T8" style:family="text">
      <style:text-properties style:use-window-font-color="true" style:font-name="Arial" fo:font-size="10.5pt" fo:language="en" fo:country="US" officeooo:rsid="002cd49c" style:letter-kerning="true" style:font-name-asian="SimSun" style:font-size-asian="10.5pt" style:font-size-complex="12pt" style:language-complex="ar" style:country-complex="SA"/>
    </style:style>
    <style:style style:name="T9" style:family="text">
      <style:text-properties style:font-name-asian="SimSun" style:language-asian="zh" style:country-asian="CN"/>
    </style:style>
    <style:style style:name="T10" style:family="text">
      <style:text-properties officeooo:rsid="00207e93" style:font-name-asian="SimSun" style:language-asian="zh" style:country-asian="CN"/>
    </style:style>
    <style:style style:name="T11" style:family="text">
      <style:text-properties officeooo:rsid="002308ad"/>
    </style:style>
    <style:style style:name="T12" style:family="text">
      <style:text-properties style:font-name="Arial"/>
    </style:style>
    <style:style style:name="T13" style:family="text">
      <style:text-properties style:font-name="Arial" officeooo:rsid="0027e2fd" style:font-name-asian="Arial"/>
    </style:style>
    <style:style style:name="T14" style:family="text">
      <style:text-properties style:font-name="Arial" officeooo:rsid="00481469" style:font-name-asian="Arial"/>
    </style:style>
    <style:style style:name="T15" style:family="text">
      <style:text-properties style:font-name="Arial" officeooo:rsid="004b8259" style:font-name-asian="Arial"/>
    </style:style>
    <style:style style:name="T16" style:family="text">
      <style:text-properties style:font-name="Arial" officeooo:rsid="004c6de1" style:font-name-asian="Arial"/>
    </style:style>
    <style:style style:name="T17" style:family="text">
      <style:text-properties style:font-name="Arial" officeooo:rsid="004d5b2f" style:font-name-asian="Arial"/>
    </style:style>
    <style:style style:name="T18" style:family="text">
      <style:text-properties style:font-name="Arial" officeooo:rsid="004f3ba0" style:font-name-asian="Arial"/>
    </style:style>
    <style:style style:name="T19" style:family="text">
      <style:text-properties style:font-name="Arial" officeooo:rsid="00509731" style:font-name-asian="Arial"/>
    </style:style>
    <style:style style:name="T20" style:family="text">
      <style:text-properties style:font-name="Arial" officeooo:rsid="0050d109" style:font-name-asian="Arial"/>
    </style:style>
    <style:style style:name="T21" style:family="text">
      <style:text-properties style:font-name="Arial" officeooo:rsid="0051b7d0" style:font-name-asian="Arial"/>
    </style:style>
    <style:style style:name="T22" style:family="text">
      <style:text-properties style:font-name="Arial" officeooo:rsid="00638724"/>
    </style:style>
    <style:style style:name="T23" style:family="text">
      <style:text-properties officeooo:rsid="002b8faf"/>
    </style:style>
    <style:style style:name="T24" style:family="text">
      <style:text-properties officeooo:rsid="002cd49c"/>
    </style:style>
    <style:style style:name="T25" style:family="text">
      <style:text-properties officeooo:rsid="003a466f"/>
    </style:style>
    <style:style style:name="T26" style:family="text">
      <style:text-properties officeooo:rsid="003bde51"/>
    </style:style>
    <style:style style:name="T27" style:family="text">
      <style:text-properties officeooo:rsid="003d8ee8"/>
    </style:style>
    <style:style style:name="T28" style:family="text">
      <style:text-properties officeooo:rsid="004c8471"/>
    </style:style>
    <style:style style:name="T29" style:family="text">
      <style:text-properties officeooo:rsid="00620970"/>
    </style:style>
    <style:style style:name="T30" style:family="text">
      <style:text-properties officeooo:rsid="00707b1e"/>
    </style:style>
    <style:style style:name="T31" style:family="text">
      <style:text-properties officeooo:rsid="00722a23"/>
    </style:style>
    <style:style style:name="T32" style:family="text">
      <style:text-properties style:font-name="Arial2" fo:font-weight="normal" officeooo:rsid="007361c4" style:font-name-asian="TimesNewRomanPS-BoldMT" style:font-weight-asian="normal" style:font-name-complex="TimesNewRomanPS-BoldMT" style:font-size-complex="10.5pt" style:font-weight-complex="normal"/>
    </style:style>
    <style:style style:name="T33" style:family="text">
      <style:text-properties style:font-name="TimesNewRoman,Italic" fo:font-size="10pt" fo:font-style="italic" style:font-name-asian="TimesNewRoman,Italic" style:font-size-asian="10pt" style:font-style-asian="italic" style:font-name-complex="TimesNewRoman,Italic" style:font-size-complex="10pt" style:font-style-complex="italic"/>
    </style:style>
    <style:style style:name="T34" style:family="text">
      <style:text-properties style:font-name="TimesNewRoman,Italic" fo:font-size="10pt" fo:font-style="italic" officeooo:rsid="00748d90" style:font-name-asian="TimesNewRoman,Italic" style:font-size-asian="10pt" style:font-style-asian="italic" style:font-name-complex="TimesNewRoman,Italic" style:font-size-complex="10pt" style:font-style-complex="italic"/>
    </style:style>
    <style:style style:name="T35" style:family="text">
      <style:text-properties officeooo:rsid="007c6939"/>
    </style:style>
    <style:style style:name="T36" style:family="text">
      <style:text-properties officeooo:rsid="007cb158"/>
    </style:style>
    <style:style style:name="T37" style:family="text">
      <style:text-properties officeooo:rsid="0082ad2a"/>
    </style:style>
    <style:style style:name="T38" style:family="text">
      <style:text-properties officeooo:rsid="0084852c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ASN.1 Lex Syntax Semantic</text:p>
      <text:p text:style-name="P1"/>
      <text:p text:style-name="P4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目次1">
        <text:table-of-content-source text:outline-level="1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目次1_Head">
            <text:p text:style-name="Contents_20_Heading">目次</text:p>
          </text:index-title>
          <text:p text:style-name="P102"><text:a xlink:type="simple" xlink:href="#__RefHeading__8769_611686203" text:style-name="Index_20_Link" text:visited-style-name="Index_20_Link">1 Scope<text:tab/>4</text:a></text:p>
          <text:p text:style-name="P102"><text:a xlink:type="simple" xlink:href="#__RefHeading__8771_611686203" text:style-name="Index_20_Link" text:visited-style-name="Index_20_Link">2 Normative references<text:tab/>5</text:a></text:p>
          <text:p text:style-name="P102"><text:a xlink:type="simple" xlink:href="#__RefHeading__8777_611686203" text:style-name="Index_20_Link" text:visited-style-name="Index_20_Link">3 Definitions<text:tab/>6</text:a></text:p>
          <text:p text:style-name="P102"><text:a xlink:type="simple" xlink:href="#__RefHeading__8957_611686203" text:style-name="Index_20_Link" text:visited-style-name="Index_20_Link">4 Abbreviations<text:tab/>15</text:a></text:p>
          <text:p text:style-name="P102"><text:a xlink:type="simple" xlink:href="#__RefHeading__8959_611686203" text:style-name="Index_20_Link" text:visited-style-name="Index_20_Link">5 Notation<text:tab/>15</text:a></text:p>
          <text:p text:style-name="P102"><text:a xlink:type="simple" xlink:href="#__RefHeading__9011_611686203" text:style-name="Index_20_Link" text:visited-style-name="Index_20_Link">6 The ASN.1 model of type extension<text:tab/>19</text:a></text:p>
          <text:p text:style-name="P102"><text:a xlink:type="simple" xlink:href="#__RefHeading__9013_611686203" text:style-name="Index_20_Link" text:visited-style-name="Index_20_Link">7 Extensibility requirements on encoding rules<text:tab/>19</text:a></text:p>
          <text:p text:style-name="P102"><text:a xlink:type="simple" xlink:href="#__RefHeading__9021_611686203" text:style-name="Index_20_Link" text:visited-style-name="Index_20_Link">8 Tags<text:tab/>21</text:a></text:p>
          <text:p text:style-name="P102"><text:a xlink:type="simple" xlink:href="#__RefHeading__9035_611686203" text:style-name="Index_20_Link" text:visited-style-name="Index_20_Link">9 Use of the ASN.1 notation<text:tab/>22</text:a></text:p>
          <text:p text:style-name="P102"><text:a xlink:type="simple" xlink:href="#__RefHeading__9047_611686203" text:style-name="Index_20_Link" text:visited-style-name="Index_20_Link">10 The ASN.1 character set<text:tab/>23</text:a></text:p>
          <text:p text:style-name="P102"><text:a xlink:type="simple" xlink:href="#__RefHeading__9061_611686203" text:style-name="Index_20_Link" text:visited-style-name="Index_20_Link">11 ASN.1 lexical items<text:tab/>24</text:a></text:p>
          <text:p text:style-name="P102"><text:soft-page-break/><text:a xlink:type="simple" xlink:href="#__RefHeading__9189_611686203" text:style-name="Index_20_Link" text:visited-style-name="Index_20_Link">12 Module definition<text:tab/>38</text:a></text:p>
          <text:p text:style-name="P102"><text:a xlink:type="simple" xlink:href="#__RefHeading__9231_611686203" text:style-name="Index_20_Link" text:visited-style-name="Index_20_Link">13 Referencing type and value definitions<text:tab/>45</text:a></text:p>
          <text:p text:style-name="P102"><text:a xlink:type="simple" xlink:href="#__RefHeading__9251_611686203" text:style-name="Index_20_Link" text:visited-style-name="Index_20_Link">14 Notation to support references to ASN.1 components<text:tab/>47</text:a></text:p>
          <text:p text:style-name="P102"><text:a xlink:type="simple" xlink:href="#__RefHeading__9273_611686203" text:style-name="Index_20_Link" text:visited-style-name="Index_20_Link">15 Assigning types and values<text:tab/>49</text:a></text:p>
          <text:p text:style-name="P102"><text:a xlink:type="simple" xlink:href="#__RefHeading__9291_611686203" text:style-name="Index_20_Link" text:visited-style-name="Index_20_Link">16 Definition of types and values<text:tab/>52</text:a></text:p>
          <text:p text:style-name="P102"><text:a xlink:type="simple" xlink:href="#__RefHeading__9321_611686203" text:style-name="Index_20_Link" text:visited-style-name="Index_20_Link">17 Notation for the boolean type<text:tab/>57</text:a></text:p>
          <text:p text:style-name="P102"><text:a xlink:type="simple" xlink:href="#__RefHeading__9329_611686203" text:style-name="Index_20_Link" text:visited-style-name="Index_20_Link">18 Notation for the integer type<text:tab/>57</text:a></text:p>
          <text:p text:style-name="P102"><text:a xlink:type="simple" xlink:href="#__RefHeading__9353_611686203" text:style-name="Index_20_Link" text:visited-style-name="Index_20_Link">19 Notation for the enumerated type<text:tab/>59</text:a></text:p>
          <text:p text:style-name="P102"><text:a xlink:type="simple" xlink:href="#__RefHeading__9375_611686203" text:style-name="Index_20_Link" text:visited-style-name="Index_20_Link">20 Notation for the real type<text:tab/>61</text:a></text:p>
          <text:p text:style-name="P102"><text:a xlink:type="simple" xlink:href="#__RefHeading__9391_611686203" text:style-name="Index_20_Link" text:visited-style-name="Index_20_Link">21 Notation for the bitstring type<text:tab/>63</text:a></text:p>
          <text:p text:style-name="P102"><text:a xlink:type="simple" xlink:href="#__RefHeading__9431_611686203" text:style-name="Index_20_Link" text:visited-style-name="Index_20_Link">22 Notation for the octetstring type<text:tab/>67</text:a></text:p>
          <text:p text:style-name="P102"><text:a xlink:type="simple" xlink:href="#__RefHeading__9453_611686203" text:style-name="Index_20_Link" text:visited-style-name="Index_20_Link">23 Notation for the null type<text:tab/>68</text:a></text:p>
          <text:p text:style-name="P102"><text:a xlink:type="simple" xlink:href="#__RefHeading__9461_611686203" text:style-name="Index_20_Link" text:visited-style-name="Index_20_Link">24 Notation for sequence types<text:tab/>69</text:a></text:p>
          <text:p text:style-name="P102"><text:a xlink:type="simple" xlink:href="#__RefHeading__12867_1651299722" text:style-name="Index_20_Link" text:visited-style-name="Index_20_Link">25 Notation for sequence-of types<text:tab/>75</text:a></text:p>
          <text:p text:style-name="P102"><text:a xlink:type="simple" xlink:href="#__RefHeading__12895_1651299722" text:style-name="Index_20_Link" text:visited-style-name="Index_20_Link">26 Notation for set types<text:tab/>79</text:a></text:p>
          <text:p text:style-name="P102"><text:a xlink:type="simple" xlink:href="#__RefHeading__12915_1651299722" text:style-name="Index_20_Link" text:visited-style-name="Index_20_Link">27 Notation for set-of types<text:tab/>81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20" text:outline-level="1"><text:bookmark-start text:name="__RefHeading__8769_611686203"/>1 <text:span text:style-name="T2">Lex</text:span><text:bookmark-end text:name="__RefHeading__8769_611686203"/></text:h>
      <text:p text:style-name="P40"/>
      <text:h text:style-name="P124" text:outline-level="2">1.1 <text:span text:style-name="T10">标识符</text:span></text:h>
      <text:p text:style-name="P103">标识符使用字母数字或者连字符组成，第一字符必须是字母，最后一个字符不能是连字符。标识符中不能够出现连续的连字符。</text:p>
      <text:p text:style-name="P103">如下是正确的标识符：</text:p>
      <text:p text:style-name="P104">MY-ID</text:p>
      <text:p text:style-name="P104">v3911tu</text:p>
      <text:p text:style-name="P104">M88</text:p>
      <text:p text:style-name="P103">如下是非法的标识符：</text:p>
      <text:p text:style-name="P105">Invalid#Char</text:p>
      <text:p text:style-name="P104">3GPP</text:p>
      <text:p text:style-name="P104">-var</text:p>
      <text:p text:style-name="P104">Tail-</text:p>
      <text:p text:style-name="P103"/>
      <text:h text:style-name="P138" text:outline-level="3">1.1.1 E01001</text:h>
      <text:p text:style-name="P46">E01001</text:p>
      <text:p text:style-name="P41">标识符中使用非法字符。</text:p>
      <text:p text:style-name="P42">(这个错误可能根据编译算法会产生其他的错误)</text:p>
      <text:p text:style-name="P95">E01001 DEFINITIONS ::=</text:p>
      <text:p text:style-name="P95"><text:soft-page-break/>BEGIN</text:p>
      <text:p text:style-name="P95"><text:s text:c="4"/>#Invalid1 ::= INTEGER <text:s/>-- ERROR E01001</text:p>
      <text:p text:style-name="P95"><text:s text:c="4"/>Invalid2* ::= INTEGER <text:s/>-- ERROR E01001</text:p>
      <text:p text:style-name="P95"><text:s text:c="4"/>Invalid3?Char ::= INTEGER <text:s/>-- ERROR E01001</text:p>
      <text:p text:style-name="P95">END</text:p>
      <text:p text:style-name="P40"/>
      <text:h text:style-name="P139" text:outline-level="3">1.1.2 E01103</text:h>
      <text:p text:style-name="P45">E01103</text:p>
      <text:p text:style-name="P40">无效的标识符。</text:p>
      <text:p text:style-name="P96">E01103 DEFINITIONS ::=</text:p>
      <text:p text:style-name="P96">BEGIN</text:p>
      <text:p text:style-name="P96"><text:s text:c="4"/>1Int ::= INTEGER <text:s text:c="3"/>-- E01103</text:p>
      <text:p text:style-name="P96"><text:s text:c="4"/>-Int ::= INTEGER <text:s text:c="3"/>-- E01103</text:p>
      <text:p text:style-name="P96"/>
      <text:p text:style-name="P96"><text:s text:c="4"/>1int INTEGER ::= 33 -- E01103</text:p>
      <text:p text:style-name="P96"><text:s text:c="4"/>-int INTEGER ::= 23 -- E01103</text:p>
      <text:p text:style-name="P96"/>
      <text:p text:style-name="P96"><text:s text:c="4"/>Int- ::= INTEGER <text:s text:c="3"/>-- E01103</text:p>
      <text:p text:style-name="P96"><text:s text:c="4"/>int- INTEGER ::= 23 -- E01103</text:p>
      <text:p text:style-name="P96">END</text:p>
      <text:p text:style-name="P3"/>
      <text:p text:style-name="P3">下面的标识符也是无效的标识符,但是它会被当作注视处理,从而产生不同的错误.</text:p>
      <text:p text:style-name="P97">int--90 INTEGER ::= 90</text:p>
      <text:p text:style-name="P3"/>
      <text:h text:style-name="P129" text:outline-level="2">1.2 注释</text:h>
      <text:p text:style-name="P3">注释分为单行注释和多行注释：</text:p>
      <text:p text:style-name="P3">单行注释以连续两个连字符 --<text:span text:style-name="T11"> 开始，以连续两个 -- 结束或者行尾结束。</text:span></text:p>
      <text:p text:style-name="P3">多行注释以/*开始以*/结束。</text:p>
      <text:p text:style-name="P3">多行注释是分层匹配的。</text:p>
      <text:p text:style-name="P3"/>
      <text:h text:style-name="P139" text:outline-level="3">1.2.1 E01106-4</text:h>
      <text:p text:style-name="P47">E01106-4</text:p>
      <text:p text:style-name="P3">多行注释不匹配。</text:p>
      <text:p text:style-name="P98">E01106-4 DEFINITIONS ::=</text:p>
      <text:p text:style-name="P98">BEGIN</text:p>
      <text:p text:style-name="P98"><text:tab/>/*</text:p>
      <text:p text:style-name="P98"><text:soft-page-break/><text:tab/><text:tab/>/*</text:p>
      <text:p text:style-name="P98"><text:tab/><text:tab/>*/</text:p>
      <text:p text:style-name="P98"><text:tab/>*/</text:p>
      <text:p text:style-name="P98"><text:tab/>Extra Comment End.</text:p>
      <text:p text:style-name="P98"><text:tab/>*/</text:p>
      <text:p text:style-name="P98"><text:tab/>ExtraCommentEnd ::= NULL</text:p>
      <text:p text:style-name="P98"/>
      <text:p text:style-name="P98"><text:tab/>/*</text:p>
      <text:p text:style-name="P98"><text:tab/>Extra Comment Begin.</text:p>
      <text:p text:style-name="P98"><text:tab/>/*</text:p>
      <text:p text:style-name="P98"><text:tab/><text:tab/>/*</text:p>
      <text:p text:style-name="P98"><text:tab/><text:tab/>*/</text:p>
      <text:p text:style-name="P98"><text:tab/>*/</text:p>
      <text:p text:style-name="P98"><text:tab/>ExtraCommentBegin ::= NULL</text:p>
      <text:p text:style-name="P98">END</text:p>
      <text:p text:style-name="P13">(这个错误可能会引起其他的错误)</text:p>
      <text:p text:style-name="P3"/>
      <text:h text:style-name="P130" text:outline-level="2">1.3 数字</text:h>
      <text:p text:style-name="P3">number是十进制数，一个或者多个数字组成，除非是单个数字，否则第一个数字不能是0.</text:p>
      <text:h text:style-name="P139" text:outline-level="3">1.3.1 <text:span text:style-name="T13">E01108</text:span></text:h>
      <text:p text:style-name="P107">E01108</text:p>
      <text:p text:style-name="P108">多个数字采用0开头</text:p>
      <text:p text:style-name="P50">E01108 DEFINITIONS ::=</text:p>
      <text:p text:style-name="P50">BEGIN</text:p>
      <text:p text:style-name="P50"><text:s text:c="4"/>num INTEGER ::= 09 -- E01108</text:p>
      <text:p text:style-name="P50">END</text:p>
      <text:p text:style-name="P3"/>
      <text:h text:style-name="P130" text:outline-level="2">1.4 实数</text:h>
      <text:h text:style-name="P139" text:outline-level="3">1.4.1 E01109</text:h>
      <text:p text:style-name="P47">E01109</text:p>
      <text:p text:style-name="P3">整数和指数部分的开始数字不能是0,除非只有一个数字.</text:p>
      <text:p text:style-name="P51">E01109 DEFINITIONS ::=</text:p>
      <text:p text:style-name="P51">BEGIN</text:p>
      <text:p text:style-name="P51"><text:s text:c="4"/>real0 <text:s text:c="2"/>REAL ::= 03.1 <text:s text:c="2"/>-- E01109</text:p>
      <text:p text:style-name="P51"><text:s text:c="4"/>real1 <text:s text:c="2"/>REAL ::= 03 <text:s text:c="4"/>-- E01109</text:p>
      <text:p text:style-name="P51"><text:s text:c="4"/>real2 <text:s text:c="2"/>REAL ::= 3.1e05 -- E01109</text:p>
      <text:p text:style-name="P51"><text:soft-page-break/>END</text:p>
      <text:p text:style-name="P3"/>
      <text:h text:style-name="P130" text:outline-level="2">1.5 二进制串</text:h>
      <text:h text:style-name="P139" text:outline-level="3">1.<text:span text:style-name="T23">5.1 E01110-I</text:span></text:h>
      <text:p text:style-name="P3">包含0和1以外的字符。</text:p>
      <text:p text:style-name="P52">E01110-I DEFINITIONS ::=</text:p>
      <text:p text:style-name="P52">BEGIN</text:p>
      <text:p text:style-name="P52"><text:s text:c="4"/>bs1 BIT STRING ::= '001011021011'B <text:s/>-- E01110-I</text:p>
      <text:p text:style-name="P52"><text:s text:c="4"/>bs2 BIT STRING ::= '000p1111000011'B -- E01110-I</text:p>
      <text:p text:style-name="P52">END</text:p>
      <text:p text:style-name="P3"/>
      <text:h text:style-name="P140" text:outline-level="3">1.5.2 E01110-II</text:h>
      <text:p text:style-name="P3">bstring字符串不是以B结尾。</text:p>
      <text:p text:style-name="P52">E01110-II DEFINITIONS ::=</text:p>
      <text:p text:style-name="P52">BEGIN</text:p>
      <text:p text:style-name="P52"><text:s text:c="4"/>bs1 BIT STRING ::= '00011111000011'b <text:s text:c="7"/>-- E01110-II</text:p>
      <text:p text:style-name="P52"><text:s text:c="4"/>bs2 BIT STRING ::= '00011111000011'M <text:s text:c="7"/>-- E01110-II</text:p>
      <text:p text:style-name="P52"><text:s text:c="4"/>bs3 BIT STRING ::= '00101111000001' <text:s text:c="8"/>-- E01110-II</text:p>
      <text:p text:style-name="P52"><text:s text:c="4"/>bs4 BIT STRING ::= '00111111000011' <text:s text:c="3"/>B <text:s text:c="3"/>-- E01110-II</text:p>
      <text:p text:style-name="P52">END</text:p>
      <text:p text:style-name="P3"/>
      <text:h text:style-name="P130" text:outline-level="2">1.<text:span text:style-name="T24">6 十六进制串</text:span></text:h>
      <text:h text:style-name="P140" text:outline-level="3">1.6.1 E01112-1I</text:h>
      <text:p text:style-name="P6">非法的16进制字符</text:p>
      <text:p text:style-name="P53">E01112-1I DEFINITIONS ::=</text:p>
      <text:p text:style-name="P53">BEGIN</text:p>
      <text:p text:style-name="P53"><text:s text:c="4"/>hs1 OCTET STRING ::= 'a0123456789ABCDEF'H <text:s/>-- E01112-1I</text:p>
      <text:p text:style-name="P53"><text:s text:c="4"/>hs2 OCTET STRING ::= '0123456789ABCDEFG'H <text:s/>-- E01112-1I</text:p>
      <text:p text:style-name="P53">END</text:p>
      <text:p text:style-name="P3"/>
      <text:h text:style-name="P141" text:outline-level="3">1.6.2 <text:span text:style-name="T14">E01112-1II</text:span></text:h>
      <text:p text:style-name="P3">hstring不以H结尾</text:p>
      <text:p text:style-name="P54">E01112-1II DEFINITIONS ::=</text:p>
      <text:p text:style-name="P54">BEGIN</text:p>
      <text:p text:style-name="P54"><text:s text:c="4"/>hs1 OCTET STRING ::= '0123456789ABCDEF' <text:s text:c="4"/>-- E01112-1II</text:p>
      <text:p text:style-name="P54"><text:s text:c="4"/>hs2 OCTET STRING ::= '0123456789ABCDEF' <text:s/>H <text:s/>-- E01112-1II</text:p>
      <text:p text:style-name="P54"><text:soft-page-break/><text:s text:c="4"/>hs3 OCTET STRING ::= '0123456789ABCDEF'w <text:s text:c="3"/>-- E01112-1II</text:p>
      <text:p text:style-name="P54"><text:s text:c="4"/>hs4 OCTET STRING ::= '0123456789ABCDEF'F <text:s text:c="3"/>-- E01112-1II</text:p>
      <text:p text:style-name="P54">END</text:p>
      <text:p text:style-name="P3"/>
      <text:h text:style-name="P131" text:outline-level="2">1.7 字符串</text:h>
      <text:p text:style-name="P106"><text:span text:style-name="T8">Note</text:span><text:span text:style-name="T5"> 字符串中不能够包含UTF-8字符。</text:span></text:p>
      <text:p text:style-name="P3">cstring中包含”的时候，两个”之间存在空白。</text:p>
      <text:p text:style-name="P3">这会引发语法错误。</text:p>
      <text:p text:style-name="P3"/>
      <text:h text:style-name="P121" text:outline-level="1">2 <text:span text:style-name="T9">Syntax &amp; Semantics</text:span></text:h>
      <text:p text:style-name="P3"/>
      <text:h text:style-name="P131" text:outline-level="2">2.1 BOOLEAN</text:h>
      <text:p text:style-name="P3">非TRUE或者FALSE值会引发语法错误。</text:p>
      <text:p text:style-name="P3"/>
      <text:h text:style-name="P131" text:outline-level="2">2.2 INTEGER</text:h>
      <text:h text:style-name="P142" text:outline-level="3">2.2.1 <text:span text:style-name="T15">E01802</text:span></text:h>
      <text:p text:style-name="P3">当SignalNumber是0的时候，前面不能出现符号。</text:p>
      <text:p text:style-name="P55">E01802 DEFINITIONS ::=</text:p>
      <text:p text:style-name="P55">BEGIN</text:p>
      <text:p text:style-name="P55"><text:s text:c="4"/>INT ::= INTEGER {sg(-0)} -- E01802</text:p>
      <text:p text:style-name="P55"/>
      <text:p text:style-name="P55"><text:s text:c="4"/>intvar INTEGER ::= -0 <text:s text:c="3"/>-- E01802</text:p>
      <text:p text:style-name="P55">END</text:p>
      <text:p text:style-name="P3"/>
      <text:h text:style-name="P143" text:outline-level="3">2.2.2 <text:span text:style-name="T16">E01804-I</text:span></text:h>
      <text:p text:style-name="P3">列表中引用的值没有定义</text:p>
      <text:p text:style-name="P56">E01804-I DEFINITIONS ::=</text:p>
      <text:p text:style-name="P56">BEGIN</text:p>
      <text:p text:style-name="P56"><text:s text:c="4"/>INT ::= INTEGER {a(1), b(n)} -- E01804-I</text:p>
      <text:p text:style-name="P56">END</text:p>
      <text:p text:style-name="P49"/>
      <text:h text:style-name="P144" text:outline-level="3"><text:span text:style-name="T28">2.2.3 </text:span><text:span text:style-name="T6">E01804-I</text:span><text:span text:style-name="T7">I</text:span></text:h>
      <text:p text:style-name="P99">列表中引用了非整型值</text:p>
      <text:p text:style-name="P100">E01804-II DEFINITIONS ::=</text:p>
      <text:p text:style-name="P100">BEGIN</text:p>
      <text:p text:style-name="P100"><text:s text:c="4"/>bvar BOOLEAN ::= TRUE</text:p>
      <text:p text:style-name="P100"><text:soft-page-break/><text:s text:c="4"/>INT ::= INTEGER {a(0), b(bvar)} -- E01804-II</text:p>
      <text:p text:style-name="P100">END</text:p>
      <text:p text:style-name="P3"/>
      <text:h text:style-name="P144" text:outline-level="3">2.2.4 <text:span text:style-name="T17">E01805</text:span></text:h>
      <text:p text:style-name="P3">列表中引用的值不能够重复</text:p>
      <text:p text:style-name="P57">E01805 DEFINITIONS ::=</text:p>
      <text:p text:style-name="P57">BEGIN</text:p>
      <text:p text:style-name="P57"><text:s text:c="4"/>a INTEGER ::= 1</text:p>
      <text:p text:style-name="P57"><text:s text:c="4"/>INT ::= INTEGER {abc(a), def(1)} -- E01805</text:p>
      <text:p text:style-name="P57">END</text:p>
      <text:p text:style-name="P48"/>
      <text:h text:style-name="P145" text:outline-level="3">2.2.4 <text:span text:style-name="T18">E01806</text:span></text:h>
      <text:p text:style-name="P3">列表中的标识符重复</text:p>
      <text:p text:style-name="P58">E01806 DEFINITIONS ::=</text:p>
      <text:p text:style-name="P58">BEGIN</text:p>
      <text:p text:style-name="P58"><text:s text:c="4"/>INT ::= INTEGER {abc(1), abc(2)} <text:s text:c="3"/>-- E01806</text:p>
      <text:p text:style-name="P58">END</text:p>
      <text:p text:style-name="P3"/>
      <text:h text:style-name="P146" text:outline-level="3">2.2.5 <text:span text:style-name="T19">E01810</text:span></text:h>
      <text:p text:style-name="P3">INTEGER值中引用的标识符未定义：</text:p>
      <text:p text:style-name="P59">E01810 DEFINITIONS ::=</text:p>
      <text:p text:style-name="P59">BEGIN</text:p>
      <text:p text:style-name="P59"><text:s text:c="4"/>INT ::= INTEGER {a(0), b(1), c(2)}</text:p>
      <text:p text:style-name="P59"><text:s text:c="4"/>intvar INTEGER ::= abc <text:s/>-- E01810</text:p>
      <text:p text:style-name="P59"><text:s text:c="4"/>int INT ::= d <text:s text:c="10"/>-- E01810</text:p>
      <text:p text:style-name="P59"><text:s text:c="4"/>int2 INTEGER ::= a <text:s text:c="5"/>-- E01810</text:p>
      <text:p text:style-name="P59"><text:s text:c="4"/>int3 INT ::= c</text:p>
      <text:p text:style-name="P59">END</text:p>
      <text:p text:style-name="P3"/>
      <text:h text:style-name="P132" text:outline-level="2">2.3 ENUMERATED</text:h>
      <text:h text:style-name="P147" text:outline-level="3">2.3.1 <text:span text:style-name="T20">E01902-I</text:span></text:h>
      <text:p text:style-name="P9">ENUMERATED包含相同的标识符</text:p>
      <text:p text:style-name="P60">E01902-I DEFINITIONS ::=</text:p>
      <text:p text:style-name="P60">BEGIN</text:p>
      <text:p text:style-name="P60"><text:s text:c="4"/>Enum1 ::= ENUMERATED {a(0), a(1)} -- E01902-I</text:p>
      <text:p text:style-name="P60">END</text:p>
      <text:p text:style-name="P7"><text:soft-page-break/></text:p>
      <text:h text:style-name="P148" text:outline-level="3">2.3.2 <text:span text:style-name="T21">E01902-II</text:span></text:h>
      <text:p text:style-name="P9">ENUMERATED标识符包含相同的数值。</text:p>
      <text:p text:style-name="P61">E01902-II DEFINITIONS ::=</text:p>
      <text:p text:style-name="P61">BEGIN</text:p>
      <text:p text:style-name="P61"><text:s text:c="4"/>Enum ::= ENUMERATED {a(0), b(0), c(0)} <text:s/>-- E01902-II</text:p>
      <text:p text:style-name="P61">END</text:p>
      <text:p text:style-name="P7"/>
      <text:h text:style-name="P148" text:outline-level="3">2.3.3 E01910</text:h>
      <text:p text:style-name="P7">ENUMERATED的值引用了不是本类型中的标识符。</text:p>
      <text:p text:style-name="P62">E01910 DEFINITIONS ::=</text:p>
      <text:p text:style-name="P62">BEGIN</text:p>
      <text:p text:style-name="P62"><text:s text:c="4"/>Enu1 ::= ENUMERATED {a, b, c, d}</text:p>
      <text:p text:style-name="P62"><text:s text:c="4"/>Enu2 ::= ENUMERATED {x, y, z}</text:p>
      <text:p text:style-name="P62"><text:s text:c="4"/>enu1 Enu1 ::= f <text:s text:c="4"/>-- E01910</text:p>
      <text:p text:style-name="P62"><text:s text:c="4"/>enu2 Enu2 ::= a <text:s text:c="4"/>-- E01910</text:p>
      <text:p text:style-name="P62">END</text:p>
      <text:p text:style-name="P7"/>
      <text:h text:style-name="P133" text:outline-level="2">2.4 REAL</text:h>
      <text:h text:style-name="P149" text:outline-level="3">2.4.1 E02006</text:h>
      <text:p text:style-name="P17">REAL值不能为-0</text:p>
      <text:p text:style-name="P63">E02006 DEFINITIONS ::=</text:p>
      <text:p text:style-name="P63">BEGIN</text:p>
      <text:p text:style-name="P63"><text:s text:c="4"/>realval REAL ::= -0 -- E02006</text:p>
      <text:p text:style-name="P63">END</text:p>
      <text:p text:style-name="P7"/>
      <text:h text:style-name="P133" text:outline-level="2">2.5 BIT STRING</text:h>
      <text:h text:style-name="P149" text:outline-level="3">2.5.1 E02103</text:h>
      <text:p text:style-name="P7">位串列表中引用非整型数或者是负数。</text:p>
      <text:p text:style-name="P64">E02103 DEFINITIONS ::=</text:p>
      <text:p text:style-name="P64">BEGIN</text:p>
      <text:p text:style-name="P64"><text:s text:c="4"/>realval REAL ::= 20</text:p>
      <text:p text:style-name="P64"><text:s text:c="4"/>BS1 ::= BIT STRING {a(realval)} -- E02103</text:p>
      <text:p text:style-name="P64"/>
      <text:p text:style-name="P64"><text:s text:c="4"/>intval INTEGER ::= -5</text:p>
      <text:p text:style-name="P64"><text:s text:c="4"/>BS2 ::= BIT STRING {a(intval)} <text:s/>-- E02103</text:p>
      <text:p text:style-name="P64"><text:soft-page-break/>END</text:p>
      <text:p text:style-name="P7"/>
      <text:h text:style-name="P149" text:outline-level="3">2.5.2 E02104</text:h>
      <text:p text:style-name="P7">位串列表中的命名位引用的值应该不同。</text:p>
      <text:p text:style-name="P65">E02104 DEFINITIONS ::=</text:p>
      <text:p text:style-name="P65">BEGIN</text:p>
      <text:p text:style-name="P65"><text:s text:c="4"/>val INTEGER ::= 1</text:p>
      <text:p text:style-name="P65"><text:s text:c="4"/>BS ::= BIT STRING {a(0), b(1), c(val)} <text:s/>-- E02104</text:p>
      <text:p text:style-name="P65">END</text:p>
      <text:p text:style-name="P7"/>
      <text:h text:style-name="P149" text:outline-level="3">2.5.3 E02105</text:h>
      <text:p text:style-name="P7">位串列表中命名位标识符应该不同。</text:p>
      <text:p text:style-name="P66">E02105 DEFINITIONS ::=</text:p>
      <text:p text:style-name="P66">BEGIN</text:p>
      <text:p text:style-name="P66"><text:s text:c="4"/>BS ::= BIT STRING {a(0), a(1)} <text:s/>-- E02105</text:p>
      <text:p text:style-name="P66">END</text:p>
      <text:p text:style-name="P7"/>
      <text:h text:style-name="P149" text:outline-level="3">2.5.4 E02112</text:h>
      <text:p text:style-name="P7">位串值中的标识符应该与类型定义中的标识符相同。</text:p>
      <text:p text:style-name="P67">E02112 DEFINITIONS ::=</text:p>
      <text:p text:style-name="P67">BEGIN</text:p>
      <text:p text:style-name="P67"><text:s text:c="4"/>BS ::= BIT STRING {a(0), b(1), c(2), d(3)}</text:p>
      <text:p text:style-name="P67"><text:s text:c="4"/>bs BS ::= {b, e} <text:s text:c="2"/>-- E02112</text:p>
      <text:p text:style-name="P67">END</text:p>
      <text:p text:style-name="P7"/>
      <text:h text:style-name="P133" text:outline-level="2">2.6 OCTET STRING</text:h>
      <text:p text:style-name="P7"/>
      <text:h text:style-name="P133" text:outline-level="2">2.7 NULL</text:h>
      <text:p text:style-name="P7"/>
      <text:h text:style-name="P134" text:outline-level="2">2.8 SEQUENCE</text:h>
      <text:h text:style-name="P150" text:outline-level="3">2.8.1 E02404</text:h>
      <text:p text:style-name="P18">COMPONENTS OF Type中Type必须是SEQUENCE类型</text:p>
      <text:p text:style-name="P68">E02404 DEFINITIONS ::=</text:p>
      <text:p text:style-name="P68">BEGIN</text:p>
      <text:p text:style-name="P68"><text:s text:c="4"/>Int ::= INTEGER</text:p>
      <text:p text:style-name="P68"><text:s text:c="4"/>Seq ::= SEQUENCE {</text:p>
      <text:p text:style-name="P68"><text:soft-page-break/><text:s text:c="8"/>COMPONENTS OF Int <text:s text:c="2"/>-- E02404</text:p>
      <text:p text:style-name="P68"><text:s text:c="4"/>}</text:p>
      <text:p text:style-name="P68">END</text:p>
      <text:p text:style-name="P7"/>
      <text:h text:style-name="P150" text:outline-level="3">2.8.2 E02411</text:h>
      <text:p text:style-name="P7">DEFAULT值与类型不匹配。</text:p>
      <text:p text:style-name="P69">E02411 DEFINITIONS ::=</text:p>
      <text:p text:style-name="P69">BEGIN</text:p>
      <text:p text:style-name="P69"><text:s text:c="4"/>val INTEGER ::= 1</text:p>
      <text:p text:style-name="P69"><text:s text:c="4"/>Seq ::= SEQUENCE {</text:p>
      <text:p text:style-name="P69"><text:s text:c="8"/>item <text:s text:c="3"/>BOOLEAN DEFAULT val -- E02411</text:p>
      <text:p text:style-name="P69"><text:s text:c="4"/>}</text:p>
      <text:p text:style-name="P69">END</text:p>
      <text:p text:style-name="P7"/>
      <text:h text:style-name="P150" text:outline-level="3">2.8.3 E02413</text:h>
      <text:p text:style-name="P7">SEQUENCE中所有的标识符，包括由COMPONENTS OF扩展来的标识符都应该不同。</text:p>
      <text:p text:style-name="P70">E02413 DEFINITIONS ::=</text:p>
      <text:p text:style-name="P70">BEGIN</text:p>
      <text:p text:style-name="P70"><text:s text:c="4"/>Seq1 ::= SEQUENCE {</text:p>
      <text:p text:style-name="P70"><text:s text:c="8"/>item <text:s text:c="3"/>INTEGER,</text:p>
      <text:p text:style-name="P70"><text:s text:c="8"/>item <text:s text:c="3"/>REAL <text:s text:c="7"/>-- E02413</text:p>
      <text:p text:style-name="P70"><text:s text:c="4"/>}</text:p>
      <text:p text:style-name="P70"><text:s text:c="4"/>Seq2 ::= SEQUENCE {</text:p>
      <text:p text:style-name="P70"><text:s text:c="8"/>item <text:s text:c="3"/>INTEGER,</text:p>
      <text:p text:style-name="P70"><text:s text:c="8"/>COMPONENTS OF SEQUENCE {</text:p>
      <text:p text:style-name="P70"><text:s text:c="12"/>item <text:s text:c="3"/>REAL</text:p>
      <text:p text:style-name="P70"><text:s text:c="8"/>} <text:s text:c="18"/>-- E02413</text:p>
      <text:p text:style-name="P70"><text:s text:c="4"/>}</text:p>
      <text:p text:style-name="P70">END</text:p>
      <text:p text:style-name="P7"/>
      <text:h text:style-name="P150" text:outline-level="3">2.8.4 E02418</text:h>
      <text:p text:style-name="P7">当SEQUENCE类型的组件都是OPTIONAL或者DEFAULT，或者是{}的时候，SEQUENCE类型的值才能够使用{}。</text:p>
      <text:p text:style-name="P71">E02418 DEFINITIONS ::=</text:p>
      <text:p text:style-name="P71">BEGIN</text:p>
      <text:p text:style-name="P71"><text:s text:c="4"/>Seq ::= SEQUENCE {</text:p>
      <text:p text:style-name="P71"><text:soft-page-break/><text:s text:c="8"/>item1 <text:s text:c="2"/>INTEGER,</text:p>
      <text:p text:style-name="P71"><text:s text:c="8"/>item2 <text:s text:c="2"/>BOOLEAN</text:p>
      <text:p text:style-name="P71"><text:s text:c="4"/>}</text:p>
      <text:p text:style-name="P71"><text:s text:c="4"/>seq Seq ::= {} <text:s/>-- E02418</text:p>
      <text:p text:style-name="P71">END</text:p>
      <text:p text:style-name="P7"/>
      <text:h text:style-name="P150" text:outline-level="3">2.8.5 E02419-I</text:h>
      <text:p text:style-name="P7">SEQUENCE类型的值中组件标识符与类型定义中组件标识符顺序不同。</text:p>
      <text:p text:style-name="P72">E02419-I DEFINITIONS ::=</text:p>
      <text:p text:style-name="P72">BEGIN</text:p>
      <text:p text:style-name="P72"><text:s text:c="4"/>seq SEQUENCE { <text:s text:c="5"/>-- E02419-I</text:p>
      <text:p text:style-name="P72"><text:s text:c="8"/>item1 <text:s text:c="2"/>INTEGER,</text:p>
      <text:p text:style-name="P72"><text:s text:c="8"/>item2 <text:s text:c="2"/>BOOLEAN</text:p>
      <text:p text:style-name="P72"><text:s text:c="4"/>} ::= {</text:p>
      <text:p text:style-name="P72"><text:s text:c="8"/>item2 <text:s text:c="2"/>FALSE,</text:p>
      <text:p text:style-name="P72"><text:s text:c="8"/>item1 <text:s text:c="2"/>100</text:p>
      <text:p text:style-name="P72"><text:s text:c="4"/>}</text:p>
      <text:p text:style-name="P72">END</text:p>
      <text:p text:style-name="P7"/>
      <text:h text:style-name="P150" text:outline-level="3">2.8.6 E02419-II</text:h>
      <text:p text:style-name="P7">SEQUENCE类型的值中缺少组件。</text:p>
      <text:p text:style-name="P72">E02419-II DEFINITIONS ::=</text:p>
      <text:p text:style-name="P72">BEGIN</text:p>
      <text:p text:style-name="P72"><text:s text:c="4"/>seq SEQUENCE { <text:s text:c="5"/>-- E02419-II</text:p>
      <text:p text:style-name="P72"><text:s text:c="8"/>item1 <text:s text:c="2"/>INTEGER,</text:p>
      <text:p text:style-name="P72"><text:s text:c="8"/>item2 <text:s text:c="2"/>BOOLEAN</text:p>
      <text:p text:style-name="P72"><text:s text:c="4"/>} ::= {</text:p>
      <text:p text:style-name="P72"><text:s text:c="8"/>item1 <text:s text:c="2"/>100</text:p>
      <text:p text:style-name="P72"><text:s text:c="4"/>}</text:p>
      <text:p text:style-name="P72">END</text:p>
      <text:p text:style-name="P7"/>
      <text:h text:style-name="P150" text:outline-level="3">2.8.7 E02419-III</text:h>
      <text:p text:style-name="P7">SEQUENCE类型的值中含有多余组件。</text:p>
      <text:p text:style-name="P73">E02419-III DEFINITIONS ::=</text:p>
      <text:p text:style-name="P73">BEGIN</text:p>
      <text:p text:style-name="P73"><text:s text:c="4"/>seq SEQUENCE { <text:s text:c="5"/>-- E02419-III</text:p>
      <text:p text:style-name="P73"><text:soft-page-break/><text:s text:c="8"/>item <text:s text:c="3"/>INTEGER</text:p>
      <text:p text:style-name="P73"><text:s text:c="4"/>} ::= {</text:p>
      <text:p text:style-name="P73"><text:s text:c="8"/>item <text:s text:c="3"/>100,</text:p>
      <text:p text:style-name="P73"><text:s text:c="8"/>item1 <text:s text:c="2"/>199</text:p>
      <text:p text:style-name="P73"><text:s text:c="4"/>}</text:p>
      <text:p text:style-name="P73">END</text:p>
      <text:p text:style-name="P7"/>
      <text:p text:style-name="P7"><text:span text:style-name="T12">E02418</text:span>和<text:span text:style-name="T12">E02419-</text:span><text:span text:style-name="T22">II以及E02419-III</text:span>可能合并成一个错误。</text:p>
      <text:p text:style-name="P7"/>
      <text:h text:style-name="P135" text:outline-level="2">2.9 SEQUENCE OF</text:h>
      <text:h text:style-name="P150" text:outline-level="3">2.9.1 E02<text:span text:style-name="T29">5</text:span>12-I</text:h>
      <text:p text:style-name="P7">SEQUENCE OF类型采用Type定义，值采用NamedType。</text:p>
      <text:p text:style-name="P74">E02512-I DEFINITIONS ::=</text:p>
      <text:p text:style-name="P74">BEGIN</text:p>
      <text:p text:style-name="P74"><text:s text:c="4"/>SeqOf ::= SEQUENCE OF INTEGER</text:p>
      <text:p text:style-name="P74"><text:s text:c="4"/>seqof SeqOf ::= {int 0, int 1} <text:s/>-- E02512-I</text:p>
      <text:p text:style-name="P74">END</text:p>
      <text:p text:style-name="P7"/>
      <text:h text:style-name="P151" text:outline-level="3">2.9.2 E02512-II</text:h>
      <text:p text:style-name="P19">SEQUENCE OF类型的值与类型定义中的Type类型不符。</text:p>
      <text:p text:style-name="P75">E02512-II DEFINITIONS ::=</text:p>
      <text:p text:style-name="P75">BEGIN</text:p>
      <text:p text:style-name="P75"><text:s text:c="4"/>seqof SEQUENCE OF INTEGER ::= {0., 1., 2., 3.} <text:s/>-- E02512-II</text:p>
      <text:p text:style-name="P75">END</text:p>
      <text:p text:style-name="P7"/>
      <text:h text:style-name="P152" text:outline-level="3">2.9.3 E02513-I</text:h>
      <text:p text:style-name="P20">SEQUENCE OF类型定义采用NamedType定义，值采用Type。</text:p>
      <text:p text:style-name="P76">E02513-I DEFINITIONS ::=</text:p>
      <text:p text:style-name="P76">BEGIN</text:p>
      <text:p text:style-name="P76"><text:s text:c="4"/>seqof SEQUENCE OF int INTEGER ::= { -- E02513-I</text:p>
      <text:p text:style-name="P76"><text:s text:c="8"/>1, 2, 3, 4</text:p>
      <text:p text:style-name="P76"><text:s text:c="4"/>}</text:p>
      <text:p text:style-name="P76">END</text:p>
      <text:p text:style-name="P7"/>
      <text:h text:style-name="P152" text:outline-level="3">2.9.4 E02513-II</text:h>
      <text:p text:style-name="P20">SEQUENCE OF类型NamedType定义，值与类型不符。</text:p>
      <text:p text:style-name="P76"><text:soft-page-break/>E02513-II DEFINITIONS ::=</text:p>
      <text:p text:style-name="P76">BEGIN</text:p>
      <text:p text:style-name="P76"><text:s text:c="4"/>seqof SEQUENCE OF int INTEGER ::= { -- E02513-II</text:p>
      <text:p text:style-name="P76"><text:s text:c="8"/>int TRUE, int '1001'H, int 9.0</text:p>
      <text:p text:style-name="P76"><text:s text:c="4"/>}</text:p>
      <text:p text:style-name="P76">END</text:p>
      <text:p text:style-name="P7"/>
      <text:h text:style-name="P152" text:outline-level="3">2.9.5 E02513-III</text:h>
      <text:p text:style-name="P20">SEQUENCE OF类型NamedType定义，值中的标识符不正确。</text:p>
      <text:p text:style-name="P76">E02513-III DEFINITIONS ::=</text:p>
      <text:p text:style-name="P76">BEGIN</text:p>
      <text:p text:style-name="P76"><text:s text:c="4"/>seqof SEQUENCE OF int INTEGER ::= { -- E02513-III</text:p>
      <text:p text:style-name="P76"><text:s text:c="8"/>abc 1, def 2, ghi 3, xyz 100</text:p>
      <text:p text:style-name="P76"><text:s text:c="4"/>}</text:p>
      <text:p text:style-name="P76">END</text:p>
      <text:p text:style-name="P7"/>
      <text:h text:style-name="P123" text:outline-level="2">2.10 SET</text:h>
      <text:h text:style-name="P153" text:outline-level="3">2.10.1 E02602</text:h>
      <text:p text:style-name="P21">SET中的COMPONENTS Of的Type不是SET类型。</text:p>
      <text:p text:style-name="P77">E02602 DEFINITIONS ::=</text:p>
      <text:p text:style-name="P77">BEGIN</text:p>
      <text:p text:style-name="P77"><text:s text:c="4"/>Set ::= SET {</text:p>
      <text:p text:style-name="P77"><text:s text:c="8"/>item1 <text:s text:c="2"/>INTEGER,</text:p>
      <text:p text:style-name="P77"><text:s text:c="8"/>item2 <text:s text:c="2"/>REAL,</text:p>
      <text:p text:style-name="P77"><text:s text:c="8"/>COMPONENTS OF BOOLEAN <text:s text:c="2"/>-- E02602</text:p>
      <text:p text:style-name="P77"><text:s text:c="4"/>}</text:p>
      <text:p text:style-name="P77">END</text:p>
      <text:p text:style-name="P7"/>
      <text:h text:style-name="P153" text:outline-level="3">2.10.2 E02608</text:h>
      <text:p text:style-name="P21">SET类型中的组件全为DEFAULT或者OPTIONAL的时候或者SET类型是{}的时候，SET的值才能使用{}.</text:p>
      <text:p text:style-name="P77">E02608 DEFINITIONS ::=</text:p>
      <text:p text:style-name="P77">BEGIN</text:p>
      <text:p text:style-name="P77"><text:s text:c="4"/>Set ::= SET {</text:p>
      <text:p text:style-name="P77"><text:s text:c="8"/>item1 <text:s text:c="2"/>INTEGER,</text:p>
      <text:p text:style-name="P77"><text:s text:c="8"/>item2 <text:s text:c="2"/>BOOLEAN</text:p>
      <text:p text:style-name="P77"><text:soft-page-break/><text:s text:c="4"/>}</text:p>
      <text:p text:style-name="P77"><text:s text:c="4"/>set Set ::= {} <text:s/>-- E02608</text:p>
      <text:p text:style-name="P77">END</text:p>
      <text:p text:style-name="P7"/>
      <text:h text:style-name="P153" text:outline-level="3">2.10.3 E02609-I</text:h>
      <text:p text:style-name="P21">SET类型的值缺少组件。</text:p>
      <text:p text:style-name="P77">E02609-I DEFINITIONS ::=</text:p>
      <text:p text:style-name="P77">BEGIN</text:p>
      <text:p text:style-name="P77"><text:s text:c="4"/>set SET { <text:s text:c="10"/>-- E02609-I</text:p>
      <text:p text:style-name="P77"><text:s text:c="8"/>item1 INTEGER,</text:p>
      <text:p text:style-name="P77"><text:s text:c="8"/>item2 REAL,</text:p>
      <text:p text:style-name="P77"><text:s text:c="8"/>item3 NULL</text:p>
      <text:p text:style-name="P77"><text:s text:c="4"/>} ::= {</text:p>
      <text:p text:style-name="P77"><text:s text:c="8"/>item1 100</text:p>
      <text:p text:style-name="P77"><text:s text:c="4"/>}</text:p>
      <text:p text:style-name="P77">END</text:p>
      <text:p text:style-name="P7"/>
      <text:h text:style-name="P153" text:outline-level="3">2.10.4 E02609-II</text:h>
      <text:p text:style-name="P21">SET类型的值中组件多余。</text:p>
      <text:p text:style-name="P78">E02609-II DEFINITIONS ::=</text:p>
      <text:p text:style-name="P78">BEGIN</text:p>
      <text:p text:style-name="P78"><text:s text:c="4"/>set SET { <text:s text:c="10"/>-- E02609-II</text:p>
      <text:p text:style-name="P78"><text:s text:c="8"/>item INTEGER</text:p>
      <text:p text:style-name="P78"><text:s text:c="4"/>} ::= {</text:p>
      <text:p text:style-name="P78"><text:s text:c="8"/>item <text:s/>100,</text:p>
      <text:p text:style-name="P78"><text:s text:c="8"/>item2 200 <text:s/></text:p>
      <text:p text:style-name="P78"><text:s text:c="4"/>}</text:p>
      <text:p text:style-name="P78">END</text:p>
      <text:p text:style-name="P7"/>
      <text:h text:style-name="P125" text:outline-level="2">2.11 SET OF</text:h>
      <text:h text:style-name="P154" text:outline-level="3">2.11.1 E02704-I</text:h>
      <text:p text:style-name="P22">SET Of采用Type定义，值采用NamedType。</text:p>
      <text:p text:style-name="P79">E02704-I DEFINITIONS ::=</text:p>
      <text:p text:style-name="P79">BEGIN</text:p>
      <text:p text:style-name="P79"><text:s text:c="4"/>setof SET OF INTEGER ::= { <text:s text:c="5"/>-- E02704-I</text:p>
      <text:p text:style-name="P79"><text:s text:c="8"/>int 100, int 200, int 300</text:p>
      <text:p text:style-name="P79"><text:soft-page-break/><text:s text:c="4"/>}</text:p>
      <text:p text:style-name="P79">END</text:p>
      <text:p text:style-name="P7"/>
      <text:h text:style-name="P154" text:outline-level="3">2.11.2 E02704-II</text:h>
      <text:p text:style-name="P22">SET OF类型的值的类型与SET OF类型定义中的Type不匹配。</text:p>
      <text:p text:style-name="P79">E02704-II DEFINITIONS ::=</text:p>
      <text:p text:style-name="P79">BEGIN</text:p>
      <text:p text:style-name="P79"><text:s text:c="4"/>setof SET OF INTEGER ::= { <text:s/>-- E02704-II</text:p>
      <text:p text:style-name="P79"><text:s text:c="8"/>FALSE, 0.9, 'AC'H</text:p>
      <text:p text:style-name="P79"><text:s text:c="4"/>}</text:p>
      <text:p text:style-name="P79">END</text:p>
      <text:p text:style-name="P7"/>
      <text:h text:style-name="P155" text:outline-level="3">2.11.3 E02705-I</text:h>
      <text:p text:style-name="P23">SET OF类型采用NamedType定义，值采用Type。</text:p>
      <text:p text:style-name="P80">E02705-I DEFINITIONS ::=</text:p>
      <text:p text:style-name="P80">BEGIN</text:p>
      <text:p text:style-name="P80"><text:s text:c="4"/>setof SET OF int INTEGER ::= { <text:s/>-- E02705-I</text:p>
      <text:p text:style-name="P80"><text:s text:c="8"/>100, 200, 300, 400</text:p>
      <text:p text:style-name="P80"><text:s text:c="4"/>}</text:p>
      <text:p text:style-name="P80">END</text:p>
      <text:p text:style-name="P7"/>
      <text:h text:style-name="P155" text:outline-level="3">2.11.4 E02705-II</text:h>
      <text:p text:style-name="P23">SET OF类型采用NamedType定义，值中的标识符与NamedType中不同。</text:p>
      <text:p text:style-name="P80">E02705-II DEFINITIONS ::=</text:p>
      <text:p text:style-name="P80">BEGIN</text:p>
      <text:p text:style-name="P80"><text:s text:c="4"/>setof SET OF int INTEGER ::= { <text:s/>-- E02705-II</text:p>
      <text:p text:style-name="P80"><text:s text:c="8"/>a 100, b 200, c 300</text:p>
      <text:p text:style-name="P80"><text:s text:c="4"/>}</text:p>
      <text:p text:style-name="P80">END</text:p>
      <text:p text:style-name="P7"/>
      <text:h text:style-name="P155" text:outline-level="3">2.11.5 E02705-III</text:h>
      <text:p text:style-name="P23">SET OF类型采用NamedType定义，但是值类型与NamedType类型不符。</text:p>
      <text:p text:style-name="P80">E02705-III DEFINITIONS ::=</text:p>
      <text:p text:style-name="P80">BEGIN</text:p>
      <text:p text:style-name="P80"><text:s text:c="4"/>setof SET OF int INTEGER ::= { <text:s/>-- E02705-III</text:p>
      <text:p text:style-name="P80"><text:s text:c="8"/>int 100, int 100.0, int NULL</text:p>
      <text:p text:style-name="P80"><text:soft-page-break/><text:s text:c="4"/>}</text:p>
      <text:p text:style-name="P80">END</text:p>
      <text:p text:style-name="P7"/>
      <text:h text:style-name="P126" text:outline-level="2">2.12 CHOICE</text:h>
      <text:h text:style-name="P156" text:outline-level="3">2.12.1 E02809</text:h>
      <text:p text:style-name="P24">CHOICE类型中所有标识符都应该不同。</text:p>
      <text:p text:style-name="P82">E02809 DEFINITIONS ::=</text:p>
      <text:p text:style-name="P82">BEGIN</text:p>
      <text:p text:style-name="P82"><text:s text:c="4"/>Cho ::= CHOICE { <text:s text:c="7"/>-- E02809</text:p>
      <text:p text:style-name="P82"><text:s text:c="8"/>item <text:s text:c="3"/>INTEGER,</text:p>
      <text:p text:style-name="P82"><text:s text:c="8"/>item <text:s text:c="3"/>REAL,</text:p>
      <text:p text:style-name="P82"><text:s text:c="8"/>item <text:s text:c="3"/>BIT STRING</text:p>
      <text:p text:style-name="P82"><text:s text:c="4"/>}</text:p>
      <text:p text:style-name="P82">END</text:p>
      <text:p text:style-name="P7"/>
      <text:h text:style-name="P156" text:outline-level="3">2.12.2 E02811</text:h>
      <text:p text:style-name="P7">CHOICE类型的值的标识符与定义不符。</text:p>
      <text:p text:style-name="P82">E02811 DEFINITIONS ::=</text:p>
      <text:p text:style-name="P82">BEGIN</text:p>
      <text:p text:style-name="P82"><text:s text:c="4"/>cho CHOICE { <text:s text:c="7"/>-- E02811</text:p>
      <text:p text:style-name="P82"><text:s text:c="8"/>a <text:s text:c="2"/>INTEGER,</text:p>
      <text:p text:style-name="P82"><text:s text:c="8"/>b <text:s text:c="2"/>NULL,</text:p>
      <text:p text:style-name="P82"><text:s text:c="8"/>c <text:s text:c="2"/>BIT STRING</text:p>
      <text:p text:style-name="P82"><text:s text:c="4"/>} ::= item : 100</text:p>
      <text:p text:style-name="P82">END</text:p>
      <text:p text:style-name="P81"/>
      <text:h text:style-name="Heading_20_2" text:outline-level="2">2.13 SELECTION TYPE</text:h>
      <text:h text:style-name="P156" text:outline-level="3">2.13.1 E02901-I</text:h>
      <text:p text:style-name="P7">SELECTION TYPE中类型一定是CHOICE类型。</text:p>
      <text:p text:style-name="P83">E02901-I DEFINITIONS ::=</text:p>
      <text:p text:style-name="P83">BEGIN</text:p>
      <text:p text:style-name="P83"><text:s text:c="4"/>Int ::= a &lt; SEQUENCE { <text:s/>-- E02901-I</text:p>
      <text:p text:style-name="P83"><text:s text:c="8"/>a <text:s text:c="2"/>INTEGER,</text:p>
      <text:p text:style-name="P83"><text:s text:c="8"/>b <text:s text:c="2"/>NULL,</text:p>
      <text:p text:style-name="P83"><text:s text:c="8"/>c <text:s text:c="2"/>REAL</text:p>
      <text:p text:style-name="P83"><text:s text:c="4"/>}</text:p>
      <text:p text:style-name="P83"><text:soft-page-break/>END</text:p>
      <text:p text:style-name="P7"/>
      <text:h text:style-name="P156" text:outline-level="3">2.13.2 E02901-II</text:h>
      <text:p text:style-name="P7">SELECTION TYPE中的标识符一定是CHOICE中出现的标识符。</text:p>
      <text:p text:style-name="P83">E02901-II DEFINITIONS ::=</text:p>
      <text:p text:style-name="P83">BEGIN</text:p>
      <text:p text:style-name="P83"><text:s text:c="4"/>Int ::= item &lt; CHOICE { -- E02901-II</text:p>
      <text:p text:style-name="P83"><text:s text:c="8"/>a <text:s text:c="2"/>INTEGER,</text:p>
      <text:p text:style-name="P83"><text:s text:c="8"/>b <text:s text:c="2"/>REAL,</text:p>
      <text:p text:style-name="P83"><text:s text:c="8"/>c <text:s text:c="2"/>NULL</text:p>
      <text:p text:style-name="P83"><text:s text:c="4"/>}</text:p>
      <text:p text:style-name="P83">END</text:p>
      <text:p text:style-name="P7"/>
      <text:h text:style-name="P156" text:outline-level="3">2.13.3 E02903</text:h>
      <text:p text:style-name="P7">这里根据ASN.1的语法，是语法错误，但是根据X.680 29.3理解应该是正确的,并且表示SELECTION TYPE可以作为NamedType使用. 或者X.680中缺少产生式</text:p>
      <text:p text:style-name="P7">NamedType ：：= SelectionType</text:p>
      <text:p text:style-name="P84">E02903 DEFINITIONS ::=</text:p>
      <text:p text:style-name="P84">BEGIN</text:p>
      <text:p text:style-name="P84"><text:s text:c="4"/>Seq1 ::= SEQUENCE { <text:s text:c="4"/>-- as NamedType</text:p>
      <text:p text:style-name="P84"><text:s text:c="8"/>item &lt; CHOICE {</text:p>
      <text:p text:style-name="P84"><text:s text:c="12"/>item INTEGER</text:p>
      <text:p text:style-name="P84"><text:s text:c="8"/>}</text:p>
      <text:p text:style-name="P84"><text:s text:c="4"/>}</text:p>
      <text:p text:style-name="P84"><text:s text:c="4"/>seq1 Seq1 ::= {item 100}</text:p>
      <text:p text:style-name="P84"/>
      <text:p text:style-name="P84"><text:s text:c="4"/>Seq2 ::= SEQUENCE { <text:s text:c="4"/>-- as Type</text:p>
      <text:p text:style-name="P84"><text:s text:c="8"/>a item &lt; CHOICE {</text:p>
      <text:p text:style-name="P84"><text:s text:c="12"/>item INTEGER</text:p>
      <text:p text:style-name="P84"><text:s text:c="8"/>}</text:p>
      <text:p text:style-name="P84"><text:s text:c="4"/>}</text:p>
      <text:p text:style-name="P84"><text:s text:c="4"/>seq2 Seq2 ::= {a 100}</text:p>
      <text:p text:style-name="P84"><text:s text:c="4"/>seq3 Seq2 ::= {item 100} <text:s text:c="3"/>-- ERROR</text:p>
      <text:p text:style-name="P84">END</text:p>
      <text:p text:style-name="P7"/>
      <text:h text:style-name="P127" text:outline-level="2"><text:soft-page-break/>2.14 OBJECT IDENTIFIER</text:h>
      <text:h text:style-name="P157" text:outline-level="3">2.14.1 E03104-I</text:h>
      <text:p text:style-name="P25">OBJECT IDENTIFIER中的DefinedValue必须是整形或者相对对象标识符类型</text:p>
      <text:p text:style-name="P85">E03104-I DEFINITIONS ::=</text:p>
      <text:p text:style-name="P85">BEGIN</text:p>
      <text:p text:style-name="P85"><text:s text:c="4"/>id REAL ::= 90</text:p>
      <text:p text:style-name="P85"><text:s text:c="4"/>obj OBJECT IDENTIFIER ::= { -- E03104-I</text:p>
      <text:p text:style-name="P85"><text:s text:c="8"/>iso 0 8751 id</text:p>
      <text:p text:style-name="P85"><text:s text:c="4"/>}</text:p>
      <text:p text:style-name="P85">END</text:p>
      <text:p text:style-name="P7"/>
      <text:h text:style-name="P157" text:outline-level="3">2.14.2 E03104-II</text:h>
      <text:p text:style-name="P25">OBJECT IDENTIFIER中DefinedValue是负数。</text:p>
      <text:p text:style-name="P85">E03104-II DEFINITIONS ::=</text:p>
      <text:p text:style-name="P85">BEGIN</text:p>
      <text:p text:style-name="P85"><text:s text:c="4"/>id INTEGER ::= -5</text:p>
      <text:p text:style-name="P85"><text:s text:c="4"/>obj OBJECT IDENTIFIER ::= { -- E03104-II</text:p>
      <text:p text:style-name="P85"><text:s text:c="8"/>iso 0 1 id</text:p>
      <text:p text:style-name="P85"><text:s text:c="4"/>}</text:p>
      <text:p text:style-name="P85">END</text:p>
      <text:p text:style-name="P7"/>
      <text:h text:style-name="P158" text:outline-level="3">2.14.3 E03105</text:h>
      <text:p text:style-name="P26">OBJECT IDENTIFIER中开头的DefinedValue必须是OBJECT IDENTIFIER类型</text:p>
      <text:p text:style-name="P86">E03105 DEFINITIONS ::=</text:p>
      <text:p text:style-name="P86">BEGIN</text:p>
      <text:p text:style-name="P86"><text:s text:c="4"/>roid RELATIVE-OID ::= {</text:p>
      <text:p text:style-name="P86"><text:s text:c="8"/>1 0 1</text:p>
      <text:p text:style-name="P86"><text:s text:c="4"/>}</text:p>
      <text:p text:style-name="P86"><text:s text:c="4"/>objid OBJECT IDENTIFIER ::= { <text:s text:c="2"/>-- E03105</text:p>
      <text:p text:style-name="P86"><text:s text:c="8"/>roid pic(1)</text:p>
      <text:p text:style-name="P86"><text:s text:c="4"/>}</text:p>
      <text:p text:style-name="P86">END</text:p>
      <text:p text:style-name="P7"/>
      <text:h text:style-name="P157" text:outline-level="3"><text:span text:style-name="T30">2.14.</text:span><text:span text:style-name="T31">4</text:span><text:span text:style-name="T30"> E03107</text:span></text:h>
      <text:p text:style-name="P27">OBJECT IDENTIFIER中DefinedValue必须是已经定义的值。</text:p>
      <text:p text:style-name="P87">E03107 DEFINITIONS ::=</text:p>
      <text:p text:style-name="P87"><text:soft-page-break/>BEGIN</text:p>
      <text:p text:style-name="P87"><text:s text:c="4"/>obj OBJECT IDENTIFIER ::= { -- E03107</text:p>
      <text:p text:style-name="P87"><text:s text:c="8"/>iso 0 1 id</text:p>
      <text:p text:style-name="P87"><text:s text:c="4"/>}</text:p>
      <text:p text:style-name="P87">END</text:p>
      <text:p text:style-name="P7"/>
      <text:h text:style-name="P158" text:outline-level="3">2.14.<text:span text:style-name="T31">5</text:span> E03110-N</text:h>
      <text:p text:style-name="P27">OBJECT IDENTIFIER的值中至少包含两个组建。</text:p>
      <text:p text:style-name="P87">E03110-N DEFINITIONS ::=</text:p>
      <text:p text:style-name="P87">BEGIN</text:p>
      <text:p text:style-name="P87"><text:s text:c="4"/>obj OBJECT IDENTIFIER ::= { -- E03110-N</text:p>
      <text:p text:style-name="P87"><text:s text:c="8"/>iso</text:p>
      <text:p text:style-name="P87"><text:s text:c="4"/>}</text:p>
      <text:p text:style-name="P87">END</text:p>
      <text:p text:style-name="P7"/>
      <text:h text:style-name="P127" text:outline-level="2">2.15 RELATIVE-OID</text:h>
      <text:p text:style-name="P28"/>
      <text:h text:style-name="P128" text:outline-level="2">2.16 EMBEDDED PDV</text:h>
      <text:p text:style-name="P7"/>
      <text:h text:style-name="P128" text:outline-level="2">2.17 EXTERNAL</text:h>
      <text:p text:style-name="P7"/>
      <text:h text:style-name="P128" text:outline-level="2"><text:span text:style-name="T3">2.18 </text:span><text:span text:style-name="T32">RestrictedCharacterStringType</text:span></text:h>
      <text:h text:style-name="P159" text:outline-level="3">2.18.1 E03702</text:h>
      <text:p text:style-name="P29">数字0~9以及空格以外的字符出现在NumericString类型的值中</text:p>
      <text:p text:style-name="P101">E03702 DEFINITIONS ::=</text:p>
      <text:p text:style-name="P101">BEGIN</text:p>
      <text:p text:style-name="P101"><text:s text:c="4"/>str1 NumericString ::= "abc" <text:s text:c="3"/>-- E03702</text:p>
      <text:p text:style-name="P101"><text:s text:c="4"/>str2 NumericString ::= {"X", "Y", "Z"} <text:s/>-- E03702</text:p>
      <text:p text:style-name="P101">END</text:p>
      <text:p text:style-name="P7"/>
      <text:h text:style-name="P160" text:outline-level="3">2.18.2 E03704</text:h>
      <text:p text:style-name="P30">PrintableString类型的值中包含非法字符</text:p>
      <text:p text:style-name="P101">E03704 DEFINITIONS ::=</text:p>
      <text:p text:style-name="P101">BEGIN</text:p>
      <text:p text:style-name="P101"><text:s text:c="4"/>pstr1 PrintableString ::= "[]~!@#$%^&amp;*" -- E03704</text:p>
      <text:p text:style-name="P101"><text:s text:c="4"/>pstr2 PrintableString ::= "&lt;&gt;;|" <text:s text:c="7"/>-- E03704</text:p>
      <text:p text:style-name="P101"><text:soft-page-break/>END</text:p>
      <text:p text:style-name="P7"/>
      <text:p text:style-name="P39"><text:span text:style-name="T1">字符串类型应该仔细研究</text:span><text:span text:style-name="T4">ISO/IEC 646以及ISO/IEC 10646和</text:span><text:span text:style-name="T34">ISO International Register of Coded Character Sets to be used with Escape </text:span><text:span text:style-name="T33">Sequences</text:span></text:p>
      <text:p text:style-name="P7"/>
      <text:h text:style-name="P136" text:outline-level="2">2.19 MODULE</text:h>
      <text:h text:style-name="P161" text:outline-level="3">2.19.1 E01205-N</text:h>
      <text:p text:style-name="P31">重复的模块名</text:p>
      <text:p text:style-name="P88">E01205-N DEFINITIONS ::=</text:p>
      <text:p text:style-name="P88">BEGIN</text:p>
      <text:p text:style-name="P88"><text:s text:c="4"/>MyInt ::= INTEGER</text:p>
      <text:p text:style-name="P88">END</text:p>
      <text:p text:style-name="P88"/>
      <text:p text:style-name="P88">E01205-N DEFINITIONS ::=</text:p>
      <text:p text:style-name="P88">BEGIN</text:p>
      <text:p text:style-name="P88"><text:s text:c="4"/>MyReal ::= REAL</text:p>
      <text:p text:style-name="P88">END</text:p>
      <text:p text:style-name="P7"/>
      <text:p text:style-name="P7"/>
      <text:h text:style-name="P161" text:outline-level="3">2.19.2 E01207</text:h>
      <text:p text:style-name="P32">不同的模块具有相同的对象标识符。</text:p>
      <text:p text:style-name="P89">First {itu-t 1 100 1}</text:p>
      <text:p text:style-name="P89">DEFINITIONS ::=</text:p>
      <text:p text:style-name="P89">BEGIN</text:p>
      <text:p text:style-name="P89"><text:s text:c="4"/>MyInt ::= INTEGER</text:p>
      <text:p text:style-name="P89">END</text:p>
      <text:p text:style-name="P89"/>
      <text:p text:style-name="P89">Second {itu-t 1 100 1} <text:s/>-- E01207</text:p>
      <text:p text:style-name="P89">DEFINITIONS ::=</text:p>
      <text:p text:style-name="P89">BEGIN</text:p>
      <text:p text:style-name="P89"><text:s text:c="4"/>MyReal ::= REAL</text:p>
      <text:p text:style-name="P89">END</text:p>
      <text:p text:style-name="P7"/>
      <text:p text:style-name="P7"/>
      <text:h text:style-name="P162" text:outline-level="3">2.19.3 E01212-AI</text:h>
      <text:p text:style-name="P33">到处的符号没有定义在模块中或者是模块导入的有效符号。</text:p>
      <text:p text:style-name="P90"><text:soft-page-break/>First DEFINITIONS ::=</text:p>
      <text:p text:style-name="P90">BEGIN</text:p>
      <text:p text:style-name="P90"><text:s text:c="4"/>a INTEGER ::= 100</text:p>
      <text:p text:style-name="P90">END</text:p>
      <text:p text:style-name="P90"/>
      <text:p text:style-name="P90">E01212-AI DEFINITIONS ::=</text:p>
      <text:p text:style-name="P90">BEGIN</text:p>
      <text:p text:style-name="P90">EXPORTS</text:p>
      <text:p text:style-name="P90"><text:s text:c="4"/>item1, itme2; <text:s text:c="6"/>-- E01212-AI</text:p>
      <text:p text:style-name="P90">IMPORTS</text:p>
      <text:p text:style-name="P90"><text:s text:c="4"/>a</text:p>
      <text:p text:style-name="P90"><text:s text:c="4"/>FROM First;</text:p>
      <text:p text:style-name="P90"/>
      <text:p text:style-name="P90"><text:s text:c="4"/>MyInt ::= INTEGER</text:p>
      <text:p text:style-name="P90"><text:s text:c="4"/>abc REAL ::= 3.14</text:p>
      <text:p text:style-name="P90">END</text:p>
      <text:p text:style-name="P7"/>
      <text:h text:style-name="P163" text:outline-level="3">2.19.4 E01212-AII</text:h>
      <text:p text:style-name="P34">导出在导入列表中出现多次的符号。</text:p>
      <text:p text:style-name="P91">First DEFINITIONS ::=</text:p>
      <text:p text:style-name="P91">BEGIN</text:p>
      <text:p text:style-name="P91"><text:s text:c="4"/>a INTEGER ::= 100</text:p>
      <text:p text:style-name="P91">END</text:p>
      <text:p text:style-name="P91"/>
      <text:p text:style-name="P91">Second DEFINITIONS ::=</text:p>
      <text:p text:style-name="P91">BEGIN</text:p>
      <text:p text:style-name="P91"><text:s text:c="4"/>a REAL ::= 100.0</text:p>
      <text:p text:style-name="P91">END</text:p>
      <text:p text:style-name="P91"/>
      <text:p text:style-name="P91">E01212-AII DEFINITIONS ::=</text:p>
      <text:p text:style-name="P91">BEGIN</text:p>
      <text:p text:style-name="P91">EXPORTS</text:p>
      <text:p text:style-name="P91"><text:s text:c="4"/>a;</text:p>
      <text:p text:style-name="P91">IMPORTS</text:p>
      <text:p text:style-name="P91"><text:s text:c="4"/>a</text:p>
      <text:p text:style-name="P91"><text:s text:c="4"/>FROM First</text:p>
      <text:p text:style-name="P91"><text:soft-page-break/><text:s text:c="4"/>a</text:p>
      <text:p text:style-name="P91"><text:s text:c="4"/>FROM Second;</text:p>
      <text:p text:style-name="P91">END</text:p>
      <text:p text:style-name="P7"/>
      <text:h text:style-name="P162" text:outline-level="3">2.19.<text:span text:style-name="T36">5</text:span> E01208</text:h>
      <text:p text:style-name="P35">IMPORTS的FROM的模块后面的对象标识符没有。</text:p>
      <text:p text:style-name="P92">First {itu-t 1 0 100 0}</text:p>
      <text:p text:style-name="P92">DEFINITIONS ::=</text:p>
      <text:p text:style-name="P92">BEGIN</text:p>
      <text:p text:style-name="P92"><text:s text:c="4"/>MyInt ::= INTEGER</text:p>
      <text:p text:style-name="P92"><text:s text:c="4"/>MyReal ::= REAL </text:p>
      <text:p text:style-name="P92">END</text:p>
      <text:p text:style-name="P92"/>
      <text:p text:style-name="P92">Imports1 DEFINITIONS ::=</text:p>
      <text:p text:style-name="P92">BEGIN</text:p>
      <text:p text:style-name="P92">IMPORTS</text:p>
      <text:p text:style-name="P92"><text:s text:c="4"/>MyInt, MyReal</text:p>
      <text:p text:style-name="P92"><text:s text:c="4"/>FROM First objid; <text:s text:c="15"/>-- E01208</text:p>
      <text:p text:style-name="P92"/>
      <text:p text:style-name="P92"><text:s text:c="4"/>objid OBJECT IDENTIFIER ::= {itu-t 1 0 100 9}</text:p>
      <text:p text:style-name="P92">END</text:p>
      <text:p text:style-name="P92"/>
      <text:p text:style-name="P92">Imports2 DEFINITIONS ::=</text:p>
      <text:p text:style-name="P92">BEGIN</text:p>
      <text:p text:style-name="P92">IMPORTS</text:p>
      <text:p text:style-name="P92"><text:s text:c="4"/>MyInt, MyReal</text:p>
      <text:p text:style-name="P92"><text:s text:c="4"/>FROM First {itu-t 1 0 100 1}; <text:s text:c="2"/>-- E01208</text:p>
      <text:p text:style-name="P92">END</text:p>
      <text:p text:style-name="P7"/>
      <text:h text:style-name="P162" text:outline-level="3"><text:span text:style-name="T35">2.19.</text:span><text:span text:style-name="T36">6</text:span><text:span text:style-name="T35"> E01209</text:span></text:h>
      <text:p text:style-name="P36">IMPORTS的FROM子句后面出现的模块没有定义。</text:p>
      <text:p text:style-name="P93">First DEFINITIONS ::=</text:p>
      <text:p text:style-name="P93">BEGIN</text:p>
      <text:p text:style-name="P93"><text:s text:c="4"/>MyInt ::= INTEGER</text:p>
      <text:p text:style-name="P93">END</text:p>
      <text:p text:style-name="P93"/>
      <text:p text:style-name="P93"><text:soft-page-break/>E01209 DEFINITIONS ::=</text:p>
      <text:p text:style-name="P93">BEGIN</text:p>
      <text:p text:style-name="P93">IMPORTS</text:p>
      <text:p text:style-name="P93"><text:s text:c="4"/>MyInt</text:p>
      <text:p text:style-name="P93"><text:s text:c="4"/>FROM Dummy;<text:tab/><text:tab/>-- E01209</text:p>
      <text:p text:style-name="P93"/>
      <text:p text:style-name="P93"><text:s text:c="4"/>myInt MyInt ::= 100</text:p>
      <text:p text:style-name="P93">END</text:p>
      <text:p text:style-name="P7"/>
      <text:h text:style-name="P164" text:outline-level="3">2.19.<text:span text:style-name="T36">7</text:span> E01211</text:h>
      <text:p text:style-name="P34">当模块定义时包含对象标识符的时候，从该模块中导入符号的时候应该带有对象标识符(或许是警告)</text:p>
      <text:p text:style-name="P90">First {itu-t 1 0 100 1}</text:p>
      <text:p text:style-name="P90">DEFINITIONS ::=</text:p>
      <text:p text:style-name="P90">BEGIN</text:p>
      <text:p text:style-name="P90"><text:s text:c="4"/>MyInt ::= INTEGER</text:p>
      <text:p text:style-name="P90">END</text:p>
      <text:p text:style-name="P90"/>
      <text:p text:style-name="P90">E01211 DEFINITIONS ::=</text:p>
      <text:p text:style-name="P90">BEGIN</text:p>
      <text:p text:style-name="P90">IMPORTS</text:p>
      <text:p text:style-name="P90"><text:s text:c="4"/>MyInt</text:p>
      <text:p text:style-name="P90"><text:s text:c="4"/>FROM First; <text:s text:c="8"/>-- E01211</text:p>
      <text:p text:style-name="P90"/>
      <text:p text:style-name="P90"><text:s text:c="4"/>myInt MyInt ::= 100</text:p>
      <text:p text:style-name="P90">END</text:p>
      <text:p text:style-name="P7"/>
      <text:h text:style-name="P165" text:outline-level="3">2.19.8 E01215-AI</text:h>
      <text:p text:style-name="P37">相同的符号出现在来自于同一个被导入模块的列表中多次。</text:p>
      <text:p text:style-name="P91">First DEFINITIONS ::=</text:p>
      <text:p text:style-name="P91">BEGIN</text:p>
      <text:p text:style-name="P91"><text:s text:c="4"/>a INTEGER ::= 100</text:p>
      <text:p text:style-name="P91">END</text:p>
      <text:p text:style-name="P91"/>
      <text:p text:style-name="P91">E01215-AI DEFINITIONS ::=</text:p>
      <text:p text:style-name="P91">BEGIN</text:p>
      <text:p text:style-name="P91"><text:soft-page-break/>IMPORTS</text:p>
      <text:p text:style-name="P91"><text:s text:c="4"/>a, a <text:s text:c="11"/>-- E01215-AI</text:p>
      <text:p text:style-name="P91"><text:s text:c="4"/>FROM First;</text:p>
      <text:p text:style-name="P91">END</text:p>
      <text:p text:style-name="P7"/>
      <text:h text:style-name="P165" text:outline-level="3">2.19.9 E01215-AII</text:h>
      <text:p text:style-name="P37">导入的符号在模块中有同名定义。</text:p>
      <text:p text:style-name="P91">First DEFINITIONS ::=</text:p>
      <text:p text:style-name="P91">BEGIN</text:p>
      <text:p text:style-name="P91"><text:s text:c="4"/>a INTEGER ::= 100</text:p>
      <text:p text:style-name="P91"><text:s text:c="4"/>b REAL ::= 3.14</text:p>
      <text:p text:style-name="P91">END</text:p>
      <text:p text:style-name="P91"/>
      <text:p text:style-name="P91">E01215-AII DEFINITIONS ::=</text:p>
      <text:p text:style-name="P91">BEGIN</text:p>
      <text:p text:style-name="P91">IMPORTS</text:p>
      <text:p text:style-name="P91"><text:s text:c="4"/>a, b <text:s text:c="11"/>-- E01215-AII</text:p>
      <text:p text:style-name="P91"><text:s text:c="4"/>FROM First;</text:p>
      <text:p text:style-name="P91"/>
      <text:p text:style-name="P91"><text:s text:c="4"/>a INTEGER ::= 100</text:p>
      <text:p text:style-name="P91"><text:s text:c="4"/>b BOOLEAN ::= TRUE</text:p>
      <text:p text:style-name="P91">END</text:p>
      <text:p text:style-name="P7"/>
      <text:h text:style-name="P165" text:outline-level="3">2.19.10 E01215-B</text:h>
      <text:p text:style-name="P37">导入的符号没有显示的列在被引用的模块的导出列表中。</text:p>
      <text:p text:style-name="P91">First DEFINITIONS ::=</text:p>
      <text:p text:style-name="P91">BEGIN</text:p>
      <text:p text:style-name="P91">EXPORTS</text:p>
      <text:p text:style-name="P91"><text:s text:c="4"/>a;</text:p>
      <text:p text:style-name="P91"/>
      <text:p text:style-name="P91"><text:s text:c="4"/>a INTEGER ::= 100</text:p>
      <text:p text:style-name="P91"><text:s text:c="4"/>b REAL ::= 3.14</text:p>
      <text:p text:style-name="P91">END</text:p>
      <text:p text:style-name="P91"/>
      <text:p text:style-name="P91">E01215-B DEFINITIONS ::=</text:p>
      <text:p text:style-name="P91">BEGIN</text:p>
      <text:p text:style-name="P91"><text:soft-page-break/>IMPORTS</text:p>
      <text:p text:style-name="P91"><text:s text:c="4"/>b <text:s text:c="10"/>-- E01215-B</text:p>
      <text:p text:style-name="P91"><text:s text:c="4"/>FROM First;</text:p>
      <text:p text:style-name="P91">END</text:p>
      <text:p text:style-name="P7"/>
      <text:h text:style-name="P166" text:outline-level="3">2.19.11 E01215-EI</text:h>
      <text:p text:style-name="P38">IMPORTS列表中出现多个相同的模块。</text:p>
      <text:p text:style-name="P94">First DEFINITIONS ::=</text:p>
      <text:p text:style-name="P94">BEGIN</text:p>
      <text:p text:style-name="P94"><text:s text:c="4"/>a INTEGER ::= 100</text:p>
      <text:p text:style-name="P94"><text:s text:c="4"/>b REAL ::= 3.14</text:p>
      <text:p text:style-name="P94">END</text:p>
      <text:p text:style-name="P94"/>
      <text:p text:style-name="P94">E01215-EI DEFINITIONS ::=</text:p>
      <text:p text:style-name="P94">BEGIN</text:p>
      <text:p text:style-name="P94">IMPORTS</text:p>
      <text:p text:style-name="P94"><text:s text:c="4"/>a</text:p>
      <text:p text:style-name="P94"><text:s text:c="4"/>FROM First</text:p>
      <text:p text:style-name="P94"><text:s text:c="4"/>b</text:p>
      <text:p text:style-name="P94"><text:s text:c="4"/>FROM First; <text:s text:c="4"/>-- E01215-EI</text:p>
      <text:p text:style-name="P94">END</text:p>
      <text:p text:style-name="P7"/>
      <text:h text:style-name="P166" text:outline-level="3">2.19.12 E01215-EII</text:h>
      <text:p text:style-name="P38">IMPORTS列表中多个对象标识符重复。</text:p>
      <text:p text:style-name="P94">First {itu-t 1 0 100 1}</text:p>
      <text:p text:style-name="P94">DEFINITIONS ::=</text:p>
      <text:p text:style-name="P94">BEGIN</text:p>
      <text:p text:style-name="P94"><text:s text:c="4"/>a INTEGER ::= 100</text:p>
      <text:p text:style-name="P94"><text:s text:c="4"/>b REAL ::= 3.14</text:p>
      <text:p text:style-name="P94">END</text:p>
      <text:p text:style-name="P94"/>
      <text:p text:style-name="P94">E01215-EII DEFINITIONS ::=</text:p>
      <text:p text:style-name="P94">BEGIN</text:p>
      <text:p text:style-name="P94">IMPORTS</text:p>
      <text:p text:style-name="P94"><text:s text:c="4"/>a</text:p>
      <text:p text:style-name="P94"><text:s text:c="4"/>FROM Dummy1 {itu-t 1 0 100 1}</text:p>
      <text:p text:style-name="P94"><text:soft-page-break/><text:s text:c="4"/>b</text:p>
      <text:p text:style-name="P94"><text:s text:c="4"/>FROM Dummy2 {itu-t 1 0 100 1}; <text:s/>-- E01215-EII</text:p>
      <text:p text:style-name="P94">END</text:p>
      <text:p text:style-name="P7"/>
      <text:h text:style-name="P137" text:outline-level="2">2.20 TAGS</text:h>
      <text:h text:style-name="P167" text:outline-level="3">2.20.1 E03002-I</text:h>
      <text:p text:style-name="P110">标签数值引用非整形值。</text:p>
      <text:p text:style-name="P116">E03002-I DEFINITIONS ::=</text:p>
      <text:p text:style-name="P116">BEGIN</text:p>
      <text:p text:style-name="P116"><text:s text:c="4"/>Int ::= [10.4] INTEGER <text:s text:c="5"/>-- E03002-I</text:p>
      <text:p text:style-name="P116"><text:s text:c="4"/>bval BOOLEAN = TRUE</text:p>
      <text:p text:style-name="P116"><text:s text:c="4"/>Bool ::= [bval] BOOLEAN <text:s text:c="4"/>-- E03002-I</text:p>
      <text:p text:style-name="P116">END</text:p>
      <text:p text:style-name="P7"/>
      <text:h text:style-name="P167" text:outline-level="3">2.20.2 E03002-II</text:h>
      <text:p text:style-name="P110">标签数值为负值</text:p>
      <text:p text:style-name="P116">E03002-II DEFINITIONS ::=</text:p>
      <text:p text:style-name="P116">BEGIN</text:p>
      <text:p text:style-name="P116"><text:s text:c="4"/>Int ::= [APPLICATION -9]INTEGER <text:s text:c="4"/>-- E03002-II</text:p>
      <text:p text:style-name="P116"><text:s text:c="4"/>ival INTEGER ::= -4</text:p>
      <text:p text:style-name="P116"><text:s text:c="4"/>Bool ::= [PRIVATE ival] BOOLEAN <text:s text:c="4"/>-- E03002-II</text:p>
      <text:p text:style-name="P116">END</text:p>
      <text:p text:style-name="P109"/>
      <text:h text:style-name="P167" text:outline-level="3">2.20.3 E03004</text:h>
      <text:p text:style-name="P111">用户不能在ASN.1抽象语法中使用UNIVERSAL标签类型。</text:p>
      <text:p text:style-name="P117">E03004 DEFINITIONS ::=</text:p>
      <text:p text:style-name="P117">BEGIN</text:p>
      <text:p text:style-name="P117"><text:s text:c="4"/>MyType ::= [UNIVERSAL 999] SEQUENCE { <text:s text:c="2"/>-- E03004</text:p>
      <text:p text:style-name="P117"><text:s text:c="8"/>item1 <text:s text:c="2"/>INTEGER,</text:p>
      <text:p text:style-name="P117"><text:s text:c="8"/>item2 <text:s text:c="2"/>REAL,</text:p>
      <text:p text:style-name="P117"><text:s text:c="8"/>item3 <text:s text:c="2"/>BOOLEAN</text:p>
      <text:p text:style-name="P117"><text:s text:c="4"/>}</text:p>
      <text:p text:style-name="P117">END</text:p>
      <text:p text:style-name="P7"/>
      <text:h text:style-name="P168" text:outline-level="3">2.20.4 E03008</text:h>
      <text:p text:style-name="P111">引用未加标签的CHOICE类型时不能够使用IMPLICIT。</text:p>
      <text:p text:style-name="P117"><text:soft-page-break/>E03008 DEFINITIONS ::=</text:p>
      <text:p text:style-name="P117">BEGIN</text:p>
      <text:p text:style-name="P117"><text:s text:c="4"/>MyChoice ::= [0] IMPLICIT CHOICE { <text:s/>-- E03008</text:p>
      <text:p text:style-name="P117"><text:s text:c="8"/>a <text:s text:c="2"/>INTEGER,</text:p>
      <text:p text:style-name="P117"><text:s text:c="8"/>b <text:s text:c="2"/>BOOLEAN</text:p>
      <text:p text:style-name="P117"><text:s text:c="4"/>}</text:p>
      <text:p text:style-name="P117">END</text:p>
      <text:p text:style-name="P7"/>
      <text:h text:style-name="P168" text:outline-level="3">2.20.5 E02405-1</text:h>
      <text:p text:style-name="P112">SEQUENCE的组件中连续的OPTIONAL或者DEFAULT选项以及其后面的组件不能够带有相同的tags。</text:p>
      <text:p text:style-name="P118">E02405-1 DEFINITIONS ::=</text:p>
      <text:p text:style-name="P118">BEGIN</text:p>
      <text:p text:style-name="P118"><text:s text:c="4"/>Seq1 ::= SEQUENCE {</text:p>
      <text:p text:style-name="P118"><text:s text:c="8"/>item1 <text:s text:c="2"/>INTEGER OPTIONAL,</text:p>
      <text:p text:style-name="P118"><text:s text:c="8"/>item2 <text:s text:c="2"/>INTEGER <text:s text:c="12"/>-- E02405-1</text:p>
      <text:p text:style-name="P118"><text:s text:c="4"/>}</text:p>
      <text:p text:style-name="P118"><text:s text:c="4"/>Seq2 ::= SEQUENCE {</text:p>
      <text:p text:style-name="P118"><text:s text:c="8"/>item1 <text:s text:c="2"/>INTEGER DEFAULT 100,</text:p>
      <text:p text:style-name="P118"><text:s text:c="8"/>item2 <text:s text:c="2"/>INTEGER <text:s text:c="12"/>-- E02405-1</text:p>
      <text:p text:style-name="P118"><text:s text:c="4"/>}</text:p>
      <text:p text:style-name="P118"><text:s text:c="4"/>Seq3 ::= SEQUENCE {</text:p>
      <text:p text:style-name="P118"><text:s text:c="8"/>item1 <text:s text:c="2"/>INTEGER OPTIONAL,</text:p>
      <text:p text:style-name="P118"><text:s text:c="8"/>item2 <text:s text:c="2"/>INTEGER OPTIONAL <text:s text:c="3"/>-- E02405-1</text:p>
      <text:p text:style-name="P118"><text:s text:c="4"/>}</text:p>
      <text:p text:style-name="P118">END</text:p>
      <text:p text:style-name="P81"/>
      <text:h text:style-name="P169" text:outline-level="3">2.20.6 E02603</text:h>
      <text:p text:style-name="P112">SET类型的组件的标签都应该不同。</text:p>
      <text:p text:style-name="P118">E02603 DEFINITIONS ::=</text:p>
      <text:p text:style-name="P118">BEGIN</text:p>
      <text:p text:style-name="P118"><text:s text:c="4"/>Set ::= SET {</text:p>
      <text:p text:style-name="P118"><text:s text:c="8"/>item1 <text:s text:c="2"/>INTEGER,</text:p>
      <text:p text:style-name="P118"><text:s text:c="8"/>item2 <text:s text:c="2"/>INTEGER <text:s text:c="4"/>-- E02603</text:p>
      <text:p text:style-name="P118"><text:s text:c="4"/>}</text:p>
      <text:p text:style-name="P118">END</text:p>
      <text:p text:style-name="P7"><text:soft-page-break/></text:p>
      <text:h text:style-name="P169" text:outline-level="3">2.20.7 E02803</text:h>
      <text:p text:style-name="P113">CHOICE类型的可选项的标签都应该不同。</text:p>
      <text:p text:style-name="P119">E02803 DEFINITIONS ::=</text:p>
      <text:p text:style-name="P119">BEGIN</text:p>
      <text:p text:style-name="P119"><text:s text:c="4"/>Cho ::= CHOICE {</text:p>
      <text:p text:style-name="P119"><text:s text:c="8"/>item1 <text:s text:c="2"/>INTEGER,</text:p>
      <text:p text:style-name="P119"><text:s text:c="8"/>item2 <text:s text:c="2"/>INTEGER <text:s text:c="4"/>-- E02803</text:p>
      <text:p text:style-name="P119"><text:s text:c="4"/>}</text:p>
      <text:p text:style-name="P119">END</text:p>
      <text:p text:style-name="P7"/>
      <text:h text:style-name="P137" text:outline-level="2"><text:span text:style-name="T37">2.21 UsefulType</text:span></text:h>
      <text:p text:style-name="P114"><text:span text:style-name="T37">这个类型主要包括两个时间类型GeneralizedTime和UTCTime，具体的格式是ISO 8061定义的。错误主要发生在违背ISO 8061格式上。</text:span></text:p>
      <text:p text:style-name="P7"/>
      <text:p text:style-name="P115"><text:span text:style-name="T38">2.22 Constraint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h text:style-name="P122" text:outline-level="1">附录 错误编号规则</text:h>
      <text:p text:style-name="P7">错误以<text:span text:style-name="T25">E开头，警号以W开头，错误和警号编码方式相同，如下：</text:span></text:p>
      <text:p text:style-name="P10">E02415-1BN2II</text:p>
      <text:p text:style-name="P10">具体格式如下E <text:s text:c="3"/>0 <text:s text:c="3"/>24 <text:s text:c="3"/>15 <text:s text:c="3"/>- <text:s text:c="3"/>1 <text:s text:c="3"/>B <text:s text:c="3"/><text:span text:style-name="T27">N</text:span>2 <text:s text:c="3"/>II</text:p>
      <text:p text:style-name="P10">0表示国际标准X680，</text:p>
      <text:p text:style-name="P10">24表示24章，</text:p>
      <text:p text:style-name="P10">15表示15节，</text:p>
      <text:p text:style-name="P7">-是分隔符</text:p>
      <text:p text:style-name="P10">1表示第1小节</text:p>
      <text:p text:style-name="P10">B表示第1小节中的b)</text:p>
      <text:p text:style-name="P10"><text:span text:style-name="T27">N2</text:span>表示b)中的Note<text:span text:style-name="T27">2</text:span></text:p>
      <text:p text:style-name="P14">II古罗马数字表示从标准的一条说明中分解出多条语义。</text:p>
      <text:p text:style-name="P10">总结如下E02415-1B<text:span text:style-name="T27">N</text:span>2II表示X.680 24.15.1 b) Note<text:span text:style-name="T27">2</text:span> 分解的第二条语义(只是举例子，不代表真实标准中存在对应的章节)。</text:p>
      <text:p text:style-name="P14">- 用来分隔固定部分和可变部分</text:p>
      <text:p text:style-name="P10">如果24.15节没有细分小节，那么编号只到E02415就结束了。</text:p>
      <text:p text:style-name="P10">以上表示的都是语义方面的错误，语法错误采用00节表示，例如：</text:p>
      <text:p text:style-name="P8"><text:span text:style-name="T25">E02400-I表示</text:span><text:span text:style-name="T26">24章表述的产生式的语法错误。</text:span></text:p>
      <text:p text:style-name="P11">系统错误是100号一下的错误，例如：</text:p>
      <text:p text:style-name="P12">E00043</text:p>
      <text:p text:style-name="P7">如下错误编号是合法的：</text:p>
      <text:p text:style-name="P7">E00023 <text:s text:c="31"/><text:span text:style-name="T27">--系统错误.</text:span></text:p>
      <text:p text:style-name="P15">E03400-12 <text:s text:c="26"/>--语法错误,X680第34章中的产生式产生的第12个错误.</text:p>
      <text:p text:style-name="P7">E01207 <text:s text:c="31"/>--语义错误,对应X680 12.7</text:p>
      <text:p text:style-name="P7">E02304-3 <text:s text:c="28"/>--语义错误，对应X680 23.4.3</text:p>
      <text:p text:style-name="P7">E10705-B <text:s text:c="28"/>--语义错误，对应X681 7.5 b)</text:p>
      <text:p text:style-name="P7">E12812-N <text:s text:c="27"/>--语义错误,对应X681 28.12 Note</text:p>
      <text:p text:style-name="P7">E21111-N3 <text:s text:c="26"/><text:span text:style-name="T27">--语义错误，对应X682 11.11 Note3</text:span></text:p>
      <text:p text:style-name="P16">E30916-4CN9 <text:s text:c="21"/>--语义错误，对应X683 9.16.4 c) Note9 。</text:p>
      <text:p text:style-name="P7"><text:soft-page-break/>E00912-I <text:s text:c="29"/>--语义错误，对应X680, 9.12分解出的第一个语义。</text:p>
      <text:p text:style-name="P16">E30916-4CN9IV <text:s text:c="17"/>--语义错误，对应X683 9.16.4 c) Note9 <text:s/>第四个语义。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-BoldMT" svg:font-family="TimesNewRomanPS-BoldMT"/>
    <style:font-face style:name="ＭＳ ゴシック" svg:font-family="'ＭＳ ゴシック', 'MS Gothic'" style:font-family-generic="modern"/>
    <style:font-face style:name="TimesNewRoman,Italic" svg:font-family="'TimesNewRoman,Italic'" style:font-family-generic="roman"/>
    <style:font-face style:name="ＭＳ 明朝" svg:font-family="'ＭＳ 明朝', 'MS Mincho'" style:font-family-generic="roma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adornments="Bold" style:font-family-generic="modern" style:font-pitch="fixed"/>
    <style:font-face style:name="Courier" svg:font-family="Courier" style:font-family-generic="swiss" style:font-pitch="fixed"/>
    <style:font-face style:name="SimSun" svg:font-family="SimSun" style:font-pitch="variable"/>
    <style:font-face style:name="SimSun1" svg:font-family="SimSun, 宋体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lr-tb"/>
      <style:text-properties style:use-window-font-color="true" style:font-name="Times New Roman" fo:font-size="12pt" fo:language="en" fo:country="US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entury" fo:font-size="10.5pt" fo:language="en" fo:country="US" style:letter-kerning="true" style:font-name-asian="ＭＳ 明朝" style:font-size-asian="10.5pt" style:language-asian="ja" style:country-asian="JP" style:font-name-complex="Century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2pt" style:font-name-asian="ＭＳ ゴシック" style:font-size-asian="12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style:font-name-asian="ＭＳ ゴシック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.706cm" fo:margin-right="0cm" fo:margin-top="0cm" fo:margin-bottom="0cm" style:contextual-spacing="false" fo:text-indent="0cm" style:auto-text-indent="false" fo:keep-with-next="always"/>
      <style:text-properties style:font-name="Arial" style:font-name-asian="ＭＳ ゴシック" style:font-name-complex="Arial"/>
    </style:style>
    <style:style style:name="見出しマップ" style:family="paragraph" style:parent-style-name="Standard">
      <style:paragraph-properties fo:background-color="#000080">
        <style:background-image/>
      </style:paragraph-properties>
      <style:text-properties style:font-name="Arial" style:font-name-asian="ＭＳ ゴシック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段落フォント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01cm" fo:margin-bottom="3cm" fo:margin-left="3cm" fo:margin-right="3cm" style:writing-mode="lr-tb" style:layout-grid-color="#c0c0c0" style:layout-grid-lines="36" style:layout-grid-base-height="0.635cm" style:layout-grid-ruby-height="0cm" style:layout-grid-mode="li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ngbo</meta:initial-creator>
    <meta:creation-date>2012-07-23T16:42:00</meta:creation-date>
    <dc:date>2012-09-11T22:02:54.20</dc:date>
    <meta:editing-cycles>218</meta:editing-cycles>
    <meta:editing-duration>P3DT3H28M53S</meta:editing-duration>
    <meta:generator>LibreOffice/3.6$Windows_x86 LibreOffice_project/815c576-a5d8898-9df72e7-b4d87fe-96ce64</meta:generator>
    <meta:document-statistic meta:table-count="0" meta:image-count="0" meta:object-count="0" meta:page-count="33" meta:paragraph-count="868" meta:word-count="4182" meta:character-count="16894" meta:non-whitespace-character-count="13187"/>
    <meta:user-defined meta:name="Info 1"/>
    <meta:user-defined meta:name="Info 2"/>
    <meta:user-defined meta:name="Info 3"/>
    <meta:user-defined meta:name="Info 4"/>
  </office:meta>
</office:document-meta>
</file>